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8"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79"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3"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font-style="normal" fo:font-weight="bold" officeooo:rsid="00b3c47b" officeooo:paragraph-rsid="00b3c47b" style:font-size-asian="10.5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bold" officeooo:rsid="00bc0f0c" officeooo:paragraph-rsid="00bc0f0c" style:font-size-asian="10.5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font-style="normal" fo:font-weight="bold" officeooo:rsid="00c6e1db" officeooo:paragraph-rsid="00c6e1db" style:font-size-asian="10.5pt" style:font-style-asian="normal" style:font-weight-asian="bold" style:font-name-complex="Times New Roman" style:font-size-complex="12pt" style:font-style-complex="normal" style:font-weight-complex="bold"/>
    </style:style>
    <style:style style:name="P100"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07"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09"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10"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text-align="justify" style:justify-single-word="false"/>
      <style:text-properties style:font-name="Times New Roman" fo:font-size="12pt" fo:font-style="normal" fo:font-weight="normal" officeooo:rsid="00b3c47b" officeooo:paragraph-rsid="00b3c47b" style:font-size-asian="10.5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font-style="normal" fo:font-weight="normal" officeooo:rsid="00b3c47b" officeooo:paragraph-rsid="00b529c2" style:font-size-asian="10.5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font-style="normal" fo:font-weight="normal" officeooo:rsid="00b5892c" officeooo:paragraph-rsid="00b5892c" style:font-size-asian="10.5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text-align="justify" style:justify-single-word="false"/>
      <style:text-properties style:font-name="Times New Roman" fo:font-size="12pt" fo:font-style="normal" fo:font-weight="normal" officeooo:rsid="00b974ab" officeooo:paragraph-rsid="00b974ab" style:font-size-asian="10.5pt" style:font-style-asian="normal" style:font-weight-asian="normal" style:font-name-complex="Times New Roman" style:font-size-complex="12pt" style:font-style-complex="normal" style:font-weight-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rsid="00bb1c5f" officeooo:paragraph-rsid="00bb1c5f" style:font-size-asian="10.5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font-style="normal" fo:font-weight="normal" officeooo:rsid="00bb40e5" officeooo:paragraph-rsid="00bb40e5" style:font-size-asian="10.5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rsid="00bd54a5" officeooo:paragraph-rsid="00bd54a5" style:font-size-asian="10.5pt" style:font-style-asian="normal" style:font-weight-asian="normal" style:font-name-complex="Times New Roman"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officeooo:rsid="00bd54a5" officeooo:paragraph-rsid="00bdd6f6" style:font-size-asian="10.5pt" style:font-style-asian="normal" style:font-weight-asian="normal" style:font-name-complex="Times New Roman"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rsid="00c12ac3" officeooo:paragraph-rsid="00c23521" style:font-size-asian="10.5pt" style:font-style-asian="normal" style:font-weight-asian="normal" style:font-name-complex="Times New Roman"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font-style="normal" fo:font-weight="normal" officeooo:rsid="00c24a49" officeooo:paragraph-rsid="00c24a49" style:font-size-asian="10.5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text-align="justify" style:justify-single-word="false"/>
      <style:text-properties style:font-name="Times New Roman" fo:font-size="12pt" fo:font-style="normal" fo:font-weight="normal" officeooo:rsid="00c6e1db" officeooo:paragraph-rsid="00c6e1db" style:font-size-asian="10.5pt" style:font-style-asian="normal" style:font-weight-asian="normal" style:font-name-complex="Times New Roman" style:font-size-complex="12pt" style:font-style-complex="normal" style:font-weight-complex="normal"/>
    </style:style>
    <style:style style:name="P127" style:family="paragraph" style:parent-style-name="Standard">
      <style:paragraph-properties fo:text-align="justify" style:justify-single-word="false"/>
      <style:text-properties style:font-name="Times New Roman" fo:font-size="12pt" fo:font-style="normal" fo:font-weight="normal" officeooo:rsid="00c72aed" officeooo:paragraph-rsid="00c72aed" style:font-size-asian="10.5pt" style:font-style-asian="normal" style:font-weight-asian="normal" style:font-name-complex="Times New Roman"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font-style="normal" fo:font-weight="normal" officeooo:rsid="00c7a221" officeooo:paragraph-rsid="00c7a221" style:font-size-asian="10.5pt" style:font-style-asian="normal" style:font-weight-asian="normal" style:font-name-complex="Times New Roman"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font-style="normal" fo:font-weight="normal" officeooo:rsid="00cb4e9b" officeooo:paragraph-rsid="00cb4e9b" style:font-size-asian="10.5pt" style:font-style-asian="normal" style:font-weight-asian="normal" style:font-name-complex="Times New Roman" style:font-size-complex="12pt" style:font-style-complex="normal" style:font-weight-complex="normal"/>
    </style:style>
    <style:style style:name="P130" style:family="paragraph" style:parent-style-name="Standard">
      <style:paragraph-properties fo:text-align="justify" style:justify-single-word="false"/>
      <style:text-properties style:font-name="Times New Roman" fo:font-size="12pt" fo:font-style="normal" fo:font-weight="normal" officeooo:rsid="00d248d7" officeooo:paragraph-rsid="00d248d7" style:font-size-asian="10.5pt" style:font-style-asian="normal" style:font-weight-asian="normal" style:font-name-complex="Times New Roman" style:font-size-complex="12pt" style:font-style-complex="normal" style:font-weight-complex="normal"/>
    </style:style>
    <style:style style:name="P131" style:family="paragraph" style:parent-style-name="Standard">
      <style:paragraph-properties fo:text-align="justify" style:justify-single-word="false"/>
      <style:text-properties style:font-name="Times New Roman" fo:font-size="12pt" fo:font-style="normal" fo:font-weight="normal" officeooo:rsid="00d4e604" officeooo:paragraph-rsid="00d4e604" style:font-size-asian="10.5pt" style:font-style-asian="normal" style:font-weight-asian="normal" style:font-name-complex="Times New Roman" style:font-size-complex="12pt" style:font-style-complex="normal" style:font-weight-complex="normal"/>
    </style:style>
    <style:style style:name="P132" style:family="paragraph" style:parent-style-name="Standard">
      <style:paragraph-properties fo:text-align="justify" style:justify-single-word="false"/>
      <style:text-properties style:font-name="Times New Roman" fo:font-size="12pt" fo:font-style="normal" fo:font-weight="normal" officeooo:rsid="00d745c5" officeooo:paragraph-rsid="00d745c5" style:font-size-asian="10.5pt" style:font-style-asian="normal" style:font-weight-asian="normal" style:font-name-complex="Times New Roman" style:font-size-complex="12pt" style:font-style-complex="normal" style:font-weight-complex="normal"/>
    </style:style>
    <style:style style:name="P133" style:family="paragraph" style:parent-style-name="Standard">
      <style:paragraph-properties fo:text-align="justify" style:justify-single-word="false"/>
      <style:text-properties style:font-name="Times New Roman" fo:font-size="12pt" fo:font-style="normal" fo:font-weight="normal" officeooo:rsid="00d9f924" officeooo:paragraph-rsid="00d9f924" style:font-size-asian="10.5pt" style:font-style-asian="normal" style:font-weight-asian="normal" style:font-name-complex="Times New Roman" style:font-size-complex="12pt" style:font-style-complex="normal" style:font-weight-complex="normal"/>
    </style:style>
    <style:style style:name="P134" style:family="paragraph" style:parent-style-name="Standard">
      <style:paragraph-properties fo:text-align="justify" style:justify-single-word="false"/>
      <style:text-properties style:font-name="Times New Roman" fo:font-size="12pt" fo:font-style="normal" style:text-underline-style="none" fo:font-weight="normal" officeooo:rsid="00bdd6f6" officeooo:paragraph-rsid="00bdd6f6" style:font-size-asian="10.5pt" style:font-style-asian="normal" style:font-weight-asian="normal" style:font-name-complex="Times New Roman" style:font-size-complex="12pt" style:font-style-complex="normal" style:font-weight-complex="normal"/>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style:font-name="Courier New" fo:font-size="10pt" style:font-size-asian="10pt" style:font-size-complex="10pt"/>
    </style:style>
    <style:style style:name="P137"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38"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139"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140"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41"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42"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43"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44"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45"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46"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47"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48"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49"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50"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51"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52"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53"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54"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55"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56"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57"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58"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59"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60"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61"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62"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63"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64"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65"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66"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67"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68"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69"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70"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71"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72" style:family="paragraph" style:parent-style-name="Standard">
      <style:paragraph-properties fo:text-align="justify" style:justify-single-word="false"/>
      <style:text-properties style:font-name="Courier New" fo:font-size="10pt" fo:font-style="normal"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73" style:family="paragraph" style:parent-style-name="Standard">
      <style:paragraph-properties fo:text-align="justify" style:justify-single-word="false"/>
      <style:text-properties style:font-name="Courier New" fo:font-size="10pt" fo:font-style="normal" fo:font-weight="normal" officeooo:rsid="00c24a49" officeooo:paragraph-rsid="00c411dd" style:font-size-asian="10pt" style:font-style-asian="normal" style:font-weight-asian="normal" style:font-name-complex="Times New Roman" style:font-size-complex="10pt" style:font-style-complex="normal" style:font-weight-complex="normal"/>
    </style:style>
    <style:style style:name="P174" style:family="paragraph" style:parent-style-name="Standard">
      <style:paragraph-properties fo:text-align="justify" style:justify-single-word="false"/>
      <style:text-properties style:font-name="Courier New" fo:font-size="10pt" fo:font-style="normal" fo:font-weight="normal" officeooo:rsid="00c24a49" officeooo:paragraph-rsid="00c6db4c" style:font-size-asian="10pt" style:font-style-asian="normal" style:font-weight-asian="normal" style:font-name-complex="Times New Roman" style:font-size-complex="10pt" style:font-style-complex="normal" style:font-weight-complex="normal"/>
    </style:style>
    <style:style style:name="P175" style:family="paragraph" style:parent-style-name="Standard">
      <style:paragraph-properties fo:text-align="justify" style:justify-single-word="false"/>
      <style:text-properties style:font-name="Courier New" fo:font-size="10pt" fo:font-style="normal" fo:font-weight="normal" officeooo:rsid="00d4e604" officeooo:paragraph-rsid="00d4e604" style:font-size-asian="10pt" style:font-style-asian="normal" style:font-weight-asian="normal" style:font-name-complex="Times New Roman" style:font-size-complex="10pt" style:font-style-complex="normal" style:font-weight-complex="normal"/>
    </style:style>
    <style:style style:name="P176" style:family="paragraph" style:parent-style-name="Standard">
      <style:paragraph-properties fo:text-align="justify" style:justify-single-word="false"/>
      <style:text-properties style:font-name="Courier New" fo:font-size="10pt" fo:font-style="normal" fo:font-weight="normal" officeooo:rsid="00d4e604" officeooo:paragraph-rsid="00d9f924" style:font-size-asian="10pt" style:font-style-asian="normal" style:font-weight-asian="normal" style:font-name-complex="Times New Roman" style:font-size-complex="10pt" style:font-style-complex="normal" style:font-weight-complex="normal"/>
    </style:style>
    <style:style style:name="P177" style:family="paragraph" style:parent-style-name="Standard">
      <style:paragraph-properties fo:text-align="justify" style:justify-single-word="false"/>
      <style:text-properties style:font-name="Courier New" fo:font-size="10pt" fo:font-style="normal" fo:font-weight="normal" officeooo:rsid="00d5980d" officeooo:paragraph-rsid="00d5980d" style:font-size-asian="10pt" style:font-style-asian="normal" style:font-weight-asian="normal" style:font-name-complex="Times New Roman" style:font-size-complex="10pt" style:font-style-complex="normal" style:font-weight-complex="normal"/>
    </style:style>
    <style:style style:name="P178" style:family="paragraph" style:parent-style-name="Standard">
      <style:paragraph-properties fo:text-align="justify" style:justify-single-word="false"/>
      <style:text-properties style:font-name="Courier New" fo:font-size="10pt" fo:font-style="normal" fo:font-weight="normal" officeooo:rsid="00d5980d" officeooo:paragraph-rsid="00d9f924" style:font-size-asian="10pt" style:font-style-asian="normal" style:font-weight-asian="normal" style:font-name-complex="Times New Roman" style:font-size-complex="10pt" style:font-style-complex="normal" style:font-weight-complex="normal"/>
    </style:style>
    <style:style style:name="P179" style:family="paragraph" style:parent-style-name="Standard">
      <style:paragraph-properties fo:text-align="justify" style:justify-single-word="false"/>
      <style:text-properties style:font-name="Courier New" fo:font-size="10pt" fo:font-style="normal" style:text-underline-style="none"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80" style:family="paragraph" style:parent-style-name="Standard">
      <style:paragraph-properties fo:text-align="justify" style:justify-single-word="false"/>
      <style:text-properties style:font-name="Courier New" fo:font-size="10pt" fo:font-style="normal" style:text-underline-style="none" fo:font-weight="normal" officeooo:rsid="00c411dd" officeooo:paragraph-rsid="00c411dd" style:font-size-asian="10pt" style:font-style-asian="normal" style:font-weight-asian="normal" style:font-name-complex="Times New Roman" style:font-size-complex="10pt" style:font-style-complex="normal" style:font-weight-complex="normal"/>
    </style:style>
    <style:style style:name="P181" style:family="paragraph" style:parent-style-name="Standard">
      <style:paragraph-properties fo:text-align="justify" style:justify-single-word="false"/>
      <style:text-properties style:font-name="Courier New" fo:font-size="10pt" fo:font-style="italic" style:text-underline-style="none" fo:font-weight="normal" officeooo:rsid="00c411dd" officeooo:paragraph-rsid="00c411dd" style:font-size-asian="10pt" style:font-style-asian="italic" style:font-weight-asian="normal" style:font-name-complex="Times New Roman" style:font-size-complex="10pt" style:font-style-complex="italic" style:font-weight-complex="normal"/>
    </style:style>
    <style:style style:name="P182"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83"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84" style:family="paragraph" style:parent-style-name="Standard">
      <style:paragraph-properties fo:text-align="justify" style:justify-single-word="false"/>
      <style:text-properties style:font-name="Courier New" style:font-name-complex="Times New Roman"/>
    </style:style>
    <style:style style:name="P185"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86"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87"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88"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89"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90"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91"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92"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93" style:family="paragraph" style:parent-style-name="Standard">
      <style:paragraph-properties fo:text-align="start" style:justify-single-word="false"/>
      <style:text-properties style:font-name="Courier New" fo:font-size="9pt" fo:font-style="normal" fo:font-weight="normal" officeooo:rsid="00a935c6" officeooo:paragraph-rsid="00ab12f6" style:font-size-asian="9pt" style:font-style-asian="normal" style:font-weight-asian="normal" style:font-name-complex="Times New Roman" style:font-size-complex="9pt" style:font-style-complex="normal" style:font-weight-complex="normal"/>
    </style:style>
    <style:style style:name="P194" style:family="paragraph" style:parent-style-name="Standard">
      <style:paragraph-properties fo:text-align="justify" style:justify-single-word="false"/>
      <style:text-properties style:font-name="Courier New" fo:font-size="9pt" fo:font-style="normal" fo:font-weight="normal" officeooo:rsid="00d4e604" officeooo:paragraph-rsid="00d84bfa" style:font-size-asian="9pt" style:font-style-asian="normal" style:font-weight-asian="normal" style:font-name-complex="Times New Roman" style:font-size-complex="9pt" style:font-style-complex="normal" style:font-weight-complex="normal"/>
    </style:style>
    <style:style style:name="P195" style:family="paragraph" style:parent-style-name="Standard">
      <style:paragraph-properties fo:text-align="justify" style:justify-single-word="false"/>
      <style:text-properties style:font-name="Courier New" fo:font-size="9pt" fo:font-style="normal" fo:font-weight="normal" officeooo:rsid="00d5980d" officeooo:paragraph-rsid="00d84bfa" style:font-size-asian="9pt" style:font-style-asian="normal" style:font-weight-asian="normal" style:font-name-complex="Times New Roman" style:font-size-complex="9pt" style:font-style-complex="normal" style:font-weight-complex="normal"/>
    </style:style>
    <style:style style:name="P196"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97"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98" style:family="paragraph" style:parent-style-name="Standard">
      <style:paragraph-properties fo:text-align="justify" style:justify-single-word="false"/>
      <style:text-properties style:font-name="Courier New" fo:font-size="8pt" fo:font-style="normal" fo:font-weight="normal" officeooo:rsid="00c6e1db" officeooo:paragraph-rsid="00c6e1db" style:font-size-asian="8pt" style:font-style-asian="normal" style:font-weight-asian="normal" style:font-name-complex="Times New Roman" style:font-size-complex="8pt" style:font-style-complex="normal" style:font-weight-complex="normal"/>
    </style:style>
    <style:style style:name="P199" style:family="paragraph" style:parent-style-name="Normal">
      <style:text-properties style:font-name="Courier New" fo:font-size="11pt" style:font-size-asian="11pt" style:font-name-complex="Courier New" style:font-size-complex="11pt"/>
    </style:style>
    <style:style style:name="P200"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fo:font-style="italic" officeooo:rsid="00cb4e9b" style:font-style-asian="italic" style:font-style-complex="italic"/>
    </style:style>
    <style:style style:name="T41" style:family="text">
      <style:text-properties officeooo:rsid="0040bca2"/>
    </style:style>
    <style:style style:name="T42" style:family="text">
      <style:text-properties officeooo:rsid="0041fbe8"/>
    </style:style>
    <style:style style:name="T43" style:family="text">
      <style:text-properties officeooo:rsid="0044468e"/>
    </style:style>
    <style:style style:name="T44" style:family="text">
      <style:text-properties officeooo:rsid="0045dc22"/>
    </style:style>
    <style:style style:name="T45" style:family="text">
      <style:text-properties officeooo:rsid="0046d879"/>
    </style:style>
    <style:style style:name="T46" style:family="text">
      <style:text-properties officeooo:rsid="00483d03"/>
    </style:style>
    <style:style style:name="T47" style:family="text">
      <style:text-properties officeooo:rsid="004ac393"/>
    </style:style>
    <style:style style:name="T48" style:family="text">
      <style:text-properties officeooo:rsid="004c9c0e"/>
    </style:style>
    <style:style style:name="T49" style:family="text">
      <style:text-properties officeooo:rsid="004e2f3d"/>
    </style:style>
    <style:style style:name="T50" style:family="text">
      <style:text-properties officeooo:rsid="004f34b6"/>
    </style:style>
    <style:style style:name="T51" style:family="text">
      <style:text-properties officeooo:rsid="00503086"/>
    </style:style>
    <style:style style:name="T52" style:family="text">
      <style:text-properties officeooo:rsid="00510f9f"/>
    </style:style>
    <style:style style:name="T53" style:family="text">
      <style:text-properties officeooo:rsid="005156d7"/>
    </style:style>
    <style:style style:name="T54" style:family="text">
      <style:text-properties officeooo:rsid="0051671f"/>
    </style:style>
    <style:style style:name="T55" style:family="text">
      <style:text-properties officeooo:rsid="00546ac8"/>
    </style:style>
    <style:style style:name="T56" style:family="text">
      <style:text-properties officeooo:rsid="00559869"/>
    </style:style>
    <style:style style:name="T57" style:family="text">
      <style:text-properties officeooo:rsid="00569f76"/>
    </style:style>
    <style:style style:name="T58" style:family="text">
      <style:text-properties officeooo:rsid="00573ce1"/>
    </style:style>
    <style:style style:name="T59" style:family="text">
      <style:text-properties officeooo:rsid="005a17ac"/>
    </style:style>
    <style:style style:name="T60" style:family="text">
      <style:text-properties officeooo:rsid="005be1dc"/>
    </style:style>
    <style:style style:name="T61" style:family="text">
      <style:text-properties officeooo:rsid="005be70b"/>
    </style:style>
    <style:style style:name="T62" style:family="text">
      <style:text-properties officeooo:rsid="005d7ded"/>
    </style:style>
    <style:style style:name="T63" style:family="text">
      <style:text-properties officeooo:rsid="0060e9cc"/>
    </style:style>
    <style:style style:name="T64" style:family="text">
      <style:text-properties officeooo:rsid="00623ce8"/>
    </style:style>
    <style:style style:name="T65" style:family="text">
      <style:text-properties officeooo:rsid="0063cffe"/>
    </style:style>
    <style:style style:name="T66" style:family="text">
      <style:text-properties officeooo:rsid="00655a74"/>
    </style:style>
    <style:style style:name="T67" style:family="text">
      <style:text-properties officeooo:rsid="00668219"/>
    </style:style>
    <style:style style:name="T68" style:family="text">
      <style:text-properties officeooo:rsid="006765c5"/>
    </style:style>
    <style:style style:name="T69" style:family="text">
      <style:text-properties officeooo:rsid="0068225e"/>
    </style:style>
    <style:style style:name="T70" style:family="text">
      <style:text-properties officeooo:rsid="00685eb8"/>
    </style:style>
    <style:style style:name="T71" style:family="text">
      <style:text-properties officeooo:rsid="00705257"/>
    </style:style>
    <style:style style:name="T72" style:family="text">
      <style:text-properties fo:font-style="normal" style:font-style-asian="normal" style:font-style-complex="normal"/>
    </style:style>
    <style:style style:name="T73" style:family="text">
      <style:text-properties officeooo:rsid="00712a82"/>
    </style:style>
    <style:style style:name="T74" style:family="text">
      <style:text-properties officeooo:rsid="00714ac5"/>
    </style:style>
    <style:style style:name="T75" style:family="text">
      <style:text-properties officeooo:rsid="0072d52f"/>
    </style:style>
    <style:style style:name="T76" style:family="text">
      <style:text-properties officeooo:rsid="007566d7"/>
    </style:style>
    <style:style style:name="T77" style:family="text">
      <style:text-properties officeooo:rsid="0075716d"/>
    </style:style>
    <style:style style:name="T78" style:family="text">
      <style:text-properties officeooo:rsid="00767410"/>
    </style:style>
    <style:style style:name="T79" style:family="text">
      <style:text-properties officeooo:rsid="0077c350"/>
    </style:style>
    <style:style style:name="T80" style:family="text">
      <style:text-properties officeooo:rsid="00796c94"/>
    </style:style>
    <style:style style:name="T81" style:family="text">
      <style:text-properties officeooo:rsid="007b38ad"/>
    </style:style>
    <style:style style:name="T82" style:family="text">
      <style:text-properties officeooo:rsid="007b613a"/>
    </style:style>
    <style:style style:name="T83" style:family="text">
      <style:text-properties officeooo:rsid="007b989f"/>
    </style:style>
    <style:style style:name="T84" style:family="text">
      <style:text-properties officeooo:rsid="007d10ea"/>
    </style:style>
    <style:style style:name="T85" style:family="text">
      <style:text-properties officeooo:rsid="007f063a"/>
    </style:style>
    <style:style style:name="T86" style:family="text">
      <style:text-properties officeooo:rsid="00809a7b"/>
    </style:style>
    <style:style style:name="T87" style:family="text">
      <style:text-properties officeooo:rsid="0083dd10"/>
    </style:style>
    <style:style style:name="T88" style:family="text">
      <style:text-properties officeooo:rsid="00845a48"/>
    </style:style>
    <style:style style:name="T89" style:family="text">
      <style:text-properties officeooo:rsid="0088bd0b"/>
    </style:style>
    <style:style style:name="T90" style:family="text">
      <style:text-properties officeooo:rsid="008b3445"/>
    </style:style>
    <style:style style:name="T91" style:family="text">
      <style:text-properties officeooo:rsid="008dd408"/>
    </style:style>
    <style:style style:name="T92" style:family="text">
      <style:text-properties officeooo:rsid="008f8e8e"/>
    </style:style>
    <style:style style:name="T93" style:family="text">
      <style:text-properties officeooo:rsid="00957677"/>
    </style:style>
    <style:style style:name="T94" style:family="text">
      <style:text-properties officeooo:rsid="0095ce1c"/>
    </style:style>
    <style:style style:name="T95" style:family="text">
      <style:text-properties officeooo:rsid="0097228e"/>
    </style:style>
    <style:style style:name="T96" style:family="text">
      <style:text-properties officeooo:rsid="00982907"/>
    </style:style>
    <style:style style:name="T97" style:family="text">
      <style:text-properties officeooo:rsid="009a2990"/>
    </style:style>
    <style:style style:name="T98" style:family="text">
      <style:text-properties officeooo:rsid="009a89d1"/>
    </style:style>
    <style:style style:name="T99" style:family="text">
      <style:text-properties officeooo:rsid="009bb4c7"/>
    </style:style>
    <style:style style:name="T100" style:family="text">
      <style:text-properties officeooo:rsid="009da60e"/>
    </style:style>
    <style:style style:name="T101" style:family="text">
      <style:text-properties officeooo:rsid="009e6296"/>
    </style:style>
    <style:style style:name="T102" style:family="text">
      <style:text-properties officeooo:rsid="00a025a4"/>
    </style:style>
    <style:style style:name="T103" style:family="text">
      <style:text-properties officeooo:rsid="00a04c74"/>
    </style:style>
    <style:style style:name="T104" style:family="text">
      <style:text-properties officeooo:rsid="00a1c407"/>
    </style:style>
    <style:style style:name="T105" style:family="text">
      <style:text-properties officeooo:rsid="00a238dc"/>
    </style:style>
    <style:style style:name="T106" style:family="text">
      <style:text-properties officeooo:rsid="00a5269c"/>
    </style:style>
    <style:style style:name="T107" style:family="text">
      <style:text-properties officeooo:rsid="00a61f51"/>
    </style:style>
    <style:style style:name="T108" style:family="text">
      <style:text-properties officeooo:rsid="00a6f9be"/>
    </style:style>
    <style:style style:name="T109" style:family="text">
      <style:text-properties officeooo:rsid="00a935c6"/>
    </style:style>
    <style:style style:name="T110" style:family="text">
      <style:text-properties officeooo:rsid="00aa4b1c"/>
    </style:style>
    <style:style style:name="T111" style:family="text">
      <style:text-properties officeooo:rsid="00aacd86"/>
    </style:style>
    <style:style style:name="T112" style:family="text">
      <style:text-properties officeooo:rsid="00ab12f6"/>
    </style:style>
    <style:style style:name="T113" style:family="text">
      <style:text-properties officeooo:rsid="00aca0e4"/>
    </style:style>
    <style:style style:name="T114" style:family="text">
      <style:text-properties officeooo:rsid="00acea9c"/>
    </style:style>
    <style:style style:name="T115" style:family="text">
      <style:text-properties officeooo:rsid="00ad5de5"/>
    </style:style>
    <style:style style:name="T116" style:family="text">
      <style:text-properties officeooo:rsid="00aeb783"/>
    </style:style>
    <style:style style:name="T117" style:family="text">
      <style:text-properties officeooo:rsid="00b0dae5"/>
    </style:style>
    <style:style style:name="T118" style:family="text">
      <style:text-properties officeooo:rsid="00b529c2"/>
    </style:style>
    <style:style style:name="T119" style:family="text">
      <style:text-properties officeooo:rsid="00b5892c"/>
    </style:style>
    <style:style style:name="T120" style:family="text">
      <style:text-properties officeooo:rsid="00b7e0a9"/>
    </style:style>
    <style:style style:name="T121" style:family="text">
      <style:text-properties officeooo:rsid="00bb1c5f"/>
    </style:style>
    <style:style style:name="T122" style:family="text">
      <style:text-properties style:text-underline-style="none"/>
    </style:style>
    <style:style style:name="T123" style:family="text">
      <style:text-properties style:text-underline-style="none" officeooo:rsid="00bc0f0c"/>
    </style:style>
    <style:style style:name="T124" style:family="text">
      <style:text-properties style:text-underline-style="none" officeooo:rsid="00bd9eaf"/>
    </style:style>
    <style:style style:name="T125" style:family="text">
      <style:text-properties style:text-underline-style="none" officeooo:rsid="00bdd6f6"/>
    </style:style>
    <style:style style:name="T126" style:family="text">
      <style:text-properties style:text-underline-style="none" officeooo:rsid="00bf25a6"/>
    </style:style>
    <style:style style:name="T127" style:family="text">
      <style:text-properties style:text-underline-style="none" officeooo:rsid="00c23521"/>
    </style:style>
    <style:style style:name="T128" style:family="text">
      <style:text-properties style:text-underline-style="none" officeooo:rsid="00c33c58"/>
    </style:style>
    <style:style style:name="T129" style:family="text">
      <style:text-properties style:text-underline-style="none" officeooo:rsid="00c411dd"/>
    </style:style>
    <style:style style:name="T130" style:family="text">
      <style:text-properties officeooo:rsid="00bc0f0c"/>
    </style:style>
    <style:style style:name="T131" style:family="text">
      <style:text-properties officeooo:rsid="00c0c298"/>
    </style:style>
    <style:style style:name="T132" style:family="text">
      <style:text-properties officeooo:rsid="00c6db4c"/>
    </style:style>
    <style:style style:name="T133" style:family="text">
      <style:text-properties officeooo:rsid="00c7a221"/>
    </style:style>
    <style:style style:name="T134" style:family="text">
      <style:text-properties officeooo:rsid="00c9671a"/>
    </style:style>
    <style:style style:name="T135" style:family="text">
      <style:text-properties officeooo:rsid="00cb4e9b"/>
    </style:style>
    <style:style style:name="T136" style:family="text">
      <style:text-properties officeooo:rsid="00cd4c3e"/>
    </style:style>
    <style:style style:name="T137" style:family="text">
      <style:text-properties officeooo:rsid="00ced748"/>
    </style:style>
    <style:style style:name="T138" style:family="text">
      <style:text-properties officeooo:rsid="00d25f17"/>
    </style:style>
    <style:style style:name="T139" style:family="text">
      <style:text-properties officeooo:rsid="00d37643"/>
    </style:style>
    <style:style style:name="T140" style:family="text">
      <style:text-properties officeooo:rsid="00d4e604"/>
    </style:style>
    <style:style style:name="T141" style:family="text">
      <style:text-properties officeooo:rsid="00d5980d"/>
    </style:style>
    <style:style style:name="T142" style:family="text">
      <style:text-properties officeooo:rsid="00d5c6ef"/>
    </style:style>
    <style:style style:name="T143" style:family="text">
      <style:text-properties officeooo:rsid="00d84bfa"/>
    </style:style>
    <style:style style:name="T144" style:family="text">
      <style:text-properties officeooo:rsid="00da54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135"/>
      <text:p text:style-name="P136">&lt;dependencies&gt;</text:p>
      <text:p text:style-name="P136"><text:tab/>&lt;dependency&gt;</text:p>
      <text:p text:style-name="P136"><text:tab/><text:tab/>...</text:p>
      <text:p text:style-name="P136"><text:tab/>&lt;/dependency&gt;</text:p>
      <text:p text:style-name="P136">&lt;/dependencies&gt;</text:p>
      <text:p text:style-name="P135"/>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135"/>
      <text:p text:style-name="P136">puclic class HelloController {</text:p>
      <text:p text:style-name="P13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5"><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136"><text:tab/>}</text:p>
      <text:p text:style-name="P136">}</text:p>
      <text:p text:style-name="P135"/>
      <text:p text:style-name="P5">Na pasta src/main/resources/templates será criado um arquivo html com o nome de hello.html:</text:p>
      <text:p text:style-name="P5"/>
      <text:p text:style-name="P135">======================================</text:p>
      <text:p text:style-name="P136">&lt;html&gt;</text:p>
      <text:p text:style-name="P136"><text:tab/>&lt;head&gt;</text:p>
      <text:p text:style-name="P136"><text:tab/><text:tab/>&lt;meta charset="UTF-8/&gt;</text:p>
      <text:p text:style-name="P136"><text:tab/>&lt;/head&gt;</text:p>
      <text:p text:style-name="P136"><text:tab/>&lt;body&gt;</text:p>
      <text:p text:style-name="P136"><text:tab/><text:tab/>oi</text:p>
      <text:p text:style-name="P136"><text:tab/>&lt;/body&gt;</text:p>
      <text:p text:style-name="P136">&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136">@Controller</text:p>
      <text:p text:style-name="P136">puclic class HelloController {</text:p>
      <text:p text:style-name="P136"><text:tab/>public String hello(){</text:p>
      <text:p text:style-name="P136"><text:tab/><text:tab/>return "hello";</text:p>
      <text:p text:style-name="P136"><text:tab/>}</text:p>
      <text:p text:style-name="P136">}</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136">@Controller</text:p>
      <text:p text:style-name="P136">puclic class HelloController {</text:p>
      <text:p text:style-name="P136"/>
      <text:p text:style-name="P135"><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13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35"><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136"><text:tab/>}</text:p>
      <text:p text:style-name="P136">}</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84">========================================</text:p>
      <text:p text:style-name="P136">@Controller</text:p>
      <text:p text:style-name="P136">puclic class HelloController {</text:p>
      <text:p text:style-name="P136"/>
      <text:p text:style-name="P136"><text:tab/>@GetMapping("/hello")</text:p>
      <text:p text:style-name="P136"><text:tab/>public String hello(Model model){</text:p>
      <text:p text:style-name="P136"><text:tab/><text:tab/>model.addAttribute("nome", "Mundo");</text:p>
      <text:p text:style-name="P135"><text:span text:style-name="Fonte_20_parág._20_padrão"><text:span text:style-name="T1"><text:tab/><text:tab/>return "hello";</text:span></text:span></text:p>
      <text:p text:style-name="P136"><text:tab/>}</text:p>
      <text:p text:style-name="P136">}</text:p>
      <text:p text:style-name="P184">========================================</text:p>
      <text:p text:style-name="P5"/>
      <text:p text:style-name="P5">Os valores passados no Model podem ser acessados na camada de visão usando o Thymeleaf, por exemplo:</text:p>
      <text:p text:style-name="P5"/>
      <text:p text:style-name="P5">Sem o Thymeleaf:</text:p>
      <text:p text:style-name="P184">=============================</text:p>
      <text:p text:style-name="P136">&lt;html&gt;</text:p>
      <text:p text:style-name="P136"><text:tab/>&lt;head&gt;</text:p>
      <text:p text:style-name="P136"><text:tab/><text:tab/>&lt;meta charset="UTF-8/&gt;</text:p>
      <text:p text:style-name="P136"><text:tab/>&lt;/head&gt;</text:p>
      <text:p text:style-name="P136"><text:tab/>&lt;body&gt;</text:p>
      <text:p text:style-name="P136"><text:tab/><text:tab/>oi &lt;span&gt;João&lt;/span&gt;</text:p>
      <text:p text:style-name="P136"><text:tab/>&lt;/body&gt;</text:p>
      <text:p text:style-name="P136">&lt;/htm&gt;</text:p>
      <text:p text:style-name="P184">==============================</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84">====================================<text:span text:style-name="T19">============================</text:span>==</text:p>
      <text:p text:style-name="P136">&lt;html&gt;</text:p>
      <text:p text:style-name="P136"><text:tab/>&lt;head&gt;</text:p>
      <text:p text:style-name="P136"><text:tab/><text:tab/>&lt;meta charset="UTF-8/&gt;</text:p>
      <text:p text:style-name="P136"><text:tab/>&lt;/head&gt;</text:p>
      <text:p text:style-name="P136"><text:tab/>&lt;body&gt;</text:p>
      <text:p text:style-name="P136"><text:tab/><text:tab/>oi &lt;span th:text="${nome}"&gt;João&lt;/span&gt; (valor que será substituído pelo Thymeleaf(</text:p>
      <text:p text:style-name="P136"><text:tab/>&lt;/body&gt;</text:p>
      <text:p text:style-name="P136">&lt;/html&gt;</text:p>
      <text:p text:style-name="P184">===============================<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135"><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87">==============================================================</text:p>
      <text:p text:style-name="P137">&lt;html&gt;</text:p>
      <text:p text:style-name="P137"><text:tab/>&lt;head&gt;</text:p>
      <text:p text:style-name="P137"><text:tab/><text:tab/>&lt;meta charset="UTF-8"&gt;</text:p>
      <text:p text:style-name="P137"><text:tab/>&lt;/head&gt;</text:p>
      <text:p text:style-name="P137"><text:tab/>&lt;body&gt;</text:p>
      <text:p text:style-name="P138"><text:tab/><text:tab/>&lt;<text:span text:style-name="T17">div&gt;</text:span></text:p>
      <text:p text:style-name="P138"><text:tab/><text:tab/><text:tab/>&lt;div&gt;Nome do Produto&lt;/div&gt;</text:p>
      <text:p text:style-name="P137"><text:tab/><text:tab/><text:tab/>&lt;div&gt;Valor: &lt;span&gt;200,99&lt;/span&gt;&lt;/div&gt;</text:p>
      <text:p text:style-name="P137"><text:tab/><text:tab/><text:tab/>&lt;div&gt;Data de entrega: &lt;span&gt;10/02/2020&lt;/span&gt;&lt;/div&gt;</text:p>
      <text:p text:style-name="P137"><text:tab/><text:tab/></text:p>
      <text:p text:style-name="P137"><text:tab/><text:tab/><text:tab/>&lt;div&gt;Produto&lt;/div&gt;</text:p>
      <text:p text:style-name="P137"><text:tab/><text:tab/><text:tab/>&lt;div&gt;url do produto&lt;/div&gt;</text:p>
      <text:p text:style-name="P137"><text:tab/><text:tab/></text:p>
      <text:p text:style-name="P137"><text:tab/><text:tab/><text:tab/>&lt;div&gt;Descrição&lt;/div&gt;</text:p>
      <text:p text:style-name="P137"><text:tab/><text:tab/><text:tab/><text:tab/>&lt;div&gt;</text:p>
      <text:p text:style-name="P137"><text:tab/><text:tab/><text:tab/><text:tab/><text:tab/>&lt;textarea&gt;descrição do pedido&lt;/textarea&gt;</text:p>
      <text:p text:style-name="P137"><text:tab/><text:tab/><text:tab/><text:tab/>&lt;/div&gt;</text:p>
      <text:p text:style-name="P137"><text:tab/><text:tab/></text:p>
      <text:p text:style-name="P137"><text:tab/><text:tab/><text:tab/>&lt;div&gt;</text:p>
      <text:p text:style-name="P137"><text:tab/><text:tab/><text:tab/><text:tab/>&lt;img src=""/&gt;</text:p>
      <text:p text:style-name="P137"><text:tab/><text:tab/><text:tab/>&lt;/div&gt;</text:p>
      <text:p text:style-name="P137"><text:tab/><text:tab/>&lt;/<text:span text:style-name="T17">div</text:span>&gt;</text:p>
      <text:p text:style-name="P137"><text:tab/>&lt;/body&gt;</text:p>
      <text:p text:style-name="P137">&lt;/html&gt;</text:p>
      <text:p text:style-name="P199">==============================================================</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137">======================================</text:p>
      <text:p text:style-name="P137">@Controller</text:p>
      <text:p text:style-name="P137">public class HomeController {</text:p>
      <text:p text:style-name="P137"><text:tab/></text:p>
      <text:p text:style-name="P137"><text:tab/>@GetMapping("/home")</text:p>
      <text:p text:style-name="P137"><text:tab/>public String home() {</text:p>
      <text:p text:style-name="P137"><text:tab/><text:tab/>return "home";</text:p>
      <text:p text:style-name="P137">======================================</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88">===============<text:span text:style-name="T8">======================================</text:span><text:span text:style-name="T19">===============</text:span></text:p>
      <text:p text:style-name="P188">package br.com.alura.mvc.mudi.model;</text:p>
      <text:p text:style-name="P188"/>
      <text:p text:style-name="P188">import java.math.BigDecimal;</text:p>
      <text:p text:style-name="P188">import java.time.LocalDate;</text:p>
      <text:p text:style-name="P188"/>
      <text:p text:style-name="P188">public class Pedido {</text:p>
      <text:p text:style-name="P188"><text:tab/></text:p>
      <text:p text:style-name="P188"><text:tab/>private String nomeProduto;</text:p>
      <text:p text:style-name="P188"><text:tab/>private BigDecimal valorNegociado;</text:p>
      <text:p text:style-name="P188"><text:tab/>private LocalDate dataDaEntrega;</text:p>
      <text:p text:style-name="P188"><text:tab/>private String urlProduto;</text:p>
      <text:p text:style-name="P188"><text:tab/>private String urlImagem;</text:p>
      <text:p text:style-name="P188"><text:tab/>private String descricao;</text:p>
      <text:p text:style-name="P188"><text:tab/>public String getNomeProduto() {</text:p>
      <text:p text:style-name="P188"><text:tab/><text:tab/>return nomeProduto;</text:p>
      <text:p text:style-name="P188"><text:tab/>}</text:p>
      <text:p text:style-name="P188"><text:tab/>public void setNomeProduto(String nomeProduto) {</text:p>
      <text:p text:style-name="P188"><text:tab/><text:tab/>this.nomeProduto = nomeProduto;</text:p>
      <text:p text:style-name="P188"><text:tab/>}</text:p>
      <text:p text:style-name="P188"><text:tab/>public BigDecimal getValorNegociado() {</text:p>
      <text:p text:style-name="P188"><text:tab/><text:tab/>return valorNegociado;</text:p>
      <text:p text:style-name="P188"><text:tab/>}</text:p>
      <text:p text:style-name="P188"><text:tab/>public void setValorNegociado(BigDecimal valorNegociado) {</text:p>
      <text:p text:style-name="P188"><text:tab/><text:tab/>this.valorNegociado = valorNegociado;</text:p>
      <text:p text:style-name="P188"><text:tab/>}</text:p>
      <text:p text:style-name="P188"><text:tab/>public LocalDate getDataDaEntrega() {</text:p>
      <text:p text:style-name="P188"><text:tab/><text:tab/>return dataDaEntrega;</text:p>
      <text:p text:style-name="P188"><text:tab/>}</text:p>
      <text:p text:style-name="P188"><text:tab/>public void setDataDaEntrega(LocalDate dataDaEntrega) {</text:p>
      <text:p text:style-name="P188"><text:tab/><text:tab/>this.dataDaEntrega = dataDaEntrega;</text:p>
      <text:p text:style-name="P188"><text:tab/>}</text:p>
      <text:p text:style-name="P188"><text:tab/>public String getUrlProduto() {</text:p>
      <text:p text:style-name="P188"><text:tab/><text:tab/>return urlProduto;</text:p>
      <text:p text:style-name="P188"><text:tab/>}</text:p>
      <text:p text:style-name="P188"><text:tab/>public void setUrlProduto(String urlProduto) {</text:p>
      <text:p text:style-name="P188"><text:tab/><text:tab/>this.urlProduto = urlProduto;</text:p>
      <text:p text:style-name="P188"><text:tab/>}</text:p>
      <text:p text:style-name="P188"><text:tab/>public String getUrlImagem() {</text:p>
      <text:p text:style-name="P188"><text:tab/><text:tab/>return urlImagem;</text:p>
      <text:p text:style-name="P188"><text:tab/>}</text:p>
      <text:p text:style-name="P188"><text:tab/>public void setUrlImagem(String urlImagem) {</text:p>
      <text:p text:style-name="P188"><text:tab/><text:tab/>this.urlImagem = urlImagem;</text:p>
      <text:p text:style-name="P188"><text:tab/>}</text:p>
      <text:p text:style-name="P188"><text:tab/>public String getDescricao() {</text:p>
      <text:p text:style-name="P188"><text:tab/><text:tab/>return descricao;</text:p>
      <text:p text:style-name="P188"><text:tab/>}</text:p>
      <text:p text:style-name="P188"><text:tab/>public void setDescricao(String descricao) {</text:p>
      <text:p text:style-name="P188"><text:tab/><text:tab/>this.descricao = descricao;</text:p>
      <text:p text:style-name="P188"><text:tab/>}</text:p>
      <text:p text:style-name="P188"><text:tab/></text:p>
      <text:p text:style-name="P188"><text:tab/></text:p>
      <text:p text:style-name="P188"/>
      <text:p text:style-name="P188">}</text:p>
      <text:p text:style-name="P189">===============<text:span text:style-name="T8">======================================</text:span><text:span text:style-name="T19">===============</text:span></text:p>
      <text:p text:style-name="P6"/>
      <text:p text:style-name="P8"><text:soft-page-break/>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139">==============================<text:span text:style-name="T11">===============================</text:span><text:span text:style-name="T19">==</text:span></text:p>
      <text:p text:style-name="P140">@Controller</text:p>
      <text:p text:style-name="P140">public class HomeController {</text:p>
      <text:p text:style-name="P140"><text:tab/></text:p>
      <text:p text:style-name="P140"><text:tab/>@GetMapping("/home")</text:p>
      <text:p text:style-name="P140"><text:tab/>public String home(Model model) {</text:p>
      <text:p text:style-name="P140"><text:tab/><text:tab/>Pedido pedido = new Pedido();</text:p>
      <text:p text:style-name="P140"><text:tab/><text:tab/>pedido.setNomeProduto("Smartphone...");</text:p>
      <text:p text:style-name="P140"><text:tab/><text:tab/>pedido.setUrlImagem("https://images-....jpg");<text:tab/><text:tab/><text:tab/><text:tab/>pedido.setUrlProduto("https://www.ama...");</text:p>
      <text:p text:style-name="P140"><text:tab/><text:tab/>pedido.setDescricao("Versão Global - Aurora Blue");</text:p>
      <text:p text:style-name="P140"/>
      <text:p text:style-name="P140"><text:tab/><text:tab/>List&lt;Pedido&gt; pedidos = Arrays.asList(pedido);</text:p>
      <text:p text:style-name="P140"><text:tab/><text:tab/></text:p>
      <text:p text:style-name="P140"><text:tab/><text:tab/>model.addAttribute("pedidos", pedidos);</text:p>
      <text:p text:style-name="P140"><text:tab/><text:tab/></text:p>
      <text:p text:style-name="P140"><text:tab/><text:tab/>return "home";</text:p>
      <text:p text:style-name="P140"><text:tab/>}</text:p>
      <text:p text:style-name="P140">==============================<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83">=========================<text:span text:style-name="T16">=========================================</text:span></text:p>
      <text:p text:style-name="P186">&lt;html&gt;</text:p>
      <text:p text:style-name="P186"><text:tab/>&lt;head&gt;</text:p>
      <text:p text:style-name="P185"><text:tab/><text:tab/>&lt;meta charset="UTF-8"&gt;</text:p>
      <text:p text:style-name="P185"><text:tab/>&lt;/head&gt;</text:p>
      <text:p text:style-name="P185"><text:tab/>&lt;body&gt;</text:p>
      <text:p text:style-name="P185"><text:tab/><text:tab/>&lt;div th:each="pedido : ${pedidos}"&gt;</text:p>
      <text:p text:style-name="P185"><text:tab/><text:tab/><text:tab/>&lt;div th:text="${pedido.nomeProduto}"&gt;Nome do Produto&lt;/div&gt;</text:p>
      <text:p text:style-name="P185"><text:tab/><text:tab/><text:tab/>&lt;div&gt;Valor: &lt;span th:text="${pedido.valorNegociado}"&gt;200,99&lt;/span&gt;&lt;/div&gt;</text:p>
      <text:p text:style-name="P185"><text:tab/><text:tab/><text:tab/>&lt;div&gt;Data de entrega: &lt;span th:text="${pedido.dataDaEntrega}"&gt;10/02/2020&lt;/span&gt;&lt;/div&gt;</text:p>
      <text:p text:style-name="P185"><text:tab/><text:tab/><text:tab/></text:p>
      <text:p text:style-name="P185"><text:tab/><text:tab/><text:tab/>&lt;div&gt;Produto&lt;/div&gt;</text:p>
      <text:p text:style-name="P185"><text:tab/><text:tab/><text:tab/>&lt;div&gt;&lt;input th:value="${pedido.urlProduto}" value="url do produto"/&gt;&lt;/div&gt;</text:p>
      <text:p text:style-name="P185"><text:tab/><text:tab/><text:tab/></text:p>
      <text:p text:style-name="P185"><text:tab/><text:tab/><text:tab/>&lt;div&gt;Descrição&lt;/div&gt;</text:p>
      <text:p text:style-name="P185"><text:tab/><text:tab/><text:tab/><text:tab/>&lt;div&gt;</text:p>
      <text:p text:style-name="P185"><text:tab/><text:tab/><text:tab/><text:tab/><text:tab/>&lt;textarea th:text="${pedido.descricao}"&gt;descrição do pedido&lt;/textarea&gt;</text:p>
      <text:p text:style-name="P185"><text:tab/><text:tab/><text:tab/><text:tab/>&lt;/div&gt;</text:p>
      <text:p text:style-name="P185"><text:tab/><text:tab/><text:tab/></text:p>
      <text:p text:style-name="P185"><text:tab/><text:tab/><text:tab/>&lt;div&gt;</text:p>
      <text:p text:style-name="P185"><text:tab/><text:tab/><text:tab/><text:tab/>&lt;img th:src="${pedido.urlImagem}" src=""/&gt;</text:p>
      <text:p text:style-name="P185"><text:tab/><text:tab/><text:tab/>&lt;/div&gt;</text:p>
      <text:p text:style-name="P185"><text:tab/><text:tab/>&lt;/div&gt;</text:p>
      <text:p text:style-name="P185"><text:tab/>&lt;/body&gt;</text:p>
      <text:p text:style-name="P185">&lt;/html&gt;</text:p>
      <text:p text:style-name="P182">=========================<text:span text:style-name="T16">=========================================</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42">================================================================================</text:p>
      <text:p text:style-name="P141">&lt;link href="https://cdn.jsdelivr.net/npm/bootstrap@5.0.0-beta2/dist/css/bootstrap.min.css" rel="stylesheet" integrity="sha384-BmbxuPwQa2lc/FVzBcNJ7UAyJxM6wuqIj61tLrc4wSX0szH/Ev+nYRRuWlolflfl" crossorigin="anonymous"&gt;</text:p>
      <text:p text:style-name="P142">================================================================================</text:p>
      <text:p text:style-name="P142"/>
      <text:p text:style-name="P142">================================================================================</text:p>
      <text:p text:style-name="P142">&lt;html&gt;</text:p>
      <text:p text:style-name="P142"><text:tab/>&lt;head &gt;</text:p>
      <text:p text:style-name="P142"><text:tab/><text:tab/>&lt;meta charset="UTF-8"&gt;</text:p>
      <text:p text:style-name="P142"><text:tab/><text:tab/>&lt;link href="https://cdn.jsdelivr.net/npm/bootstrap@5.0.0-beta2/dist/css/bootstrap.min.css" rel="stylesheet" integrity="sha384-BmbxuPwQa2lc/FVzBcNJ7UAyJxM6wuqIj61tLrc4wSX0szH/Ev+nYRRuWlolflfl" crossorigin="anonymous"&gt;</text:p>
      <text:p text:style-name="P142"><text:tab/>&lt;/head&gt;</text:p>
      <text:p text:style-name="P142"><text:tab/>&lt;body&gt;</text:p>
      <text:p text:style-name="P142"><text:tab/><text:tab/>&lt;div th:each="pedido : ${pedidos}"&gt;</text:p>
      <text:p text:style-name="P142"><text:tab/><text:tab/><text:tab/>&lt;div th:text="${pedido.nomeProduto}"&gt;Nome do Produto&lt;/div&gt;</text:p>
      <text:p text:style-name="P142"><text:tab/><text:tab/><text:tab/>&lt;div&gt;Valor: &lt;span th:text="${pedido.valorNegociado}"&gt;200,99&lt;/span&gt;&lt;/div&gt;</text:p>
      <text:p text:style-name="P142"><text:tab/><text:tab/><text:tab/>&lt;div&gt;Data de entrega: &lt;span th:text="${pedido.dataDaEntrega}"&gt;10/02/2020&lt;/span&gt;&lt;/div&gt;</text:p>
      <text:p text:style-name="P142"><text:tab/><text:tab/><text:tab/></text:p>
      <text:p text:style-name="P142"><text:tab/><text:tab/><text:tab/>&lt;div&gt;Produto&lt;/div&gt;</text:p>
      <text:p text:style-name="P142"><text:tab/><text:tab/><text:tab/>&lt;div&gt;&lt;input th:value="${pedido.urlProduto}" value="url do produto"/&gt;&lt;/div&gt;</text:p>
      <text:p text:style-name="P142"><text:tab/><text:tab/><text:tab/></text:p>
      <text:p text:style-name="P142"><text:tab/><text:tab/><text:tab/>&lt;div&gt;Descrição&lt;/div&gt;</text:p>
      <text:p text:style-name="P142"><text:tab/><text:tab/><text:tab/><text:tab/>&lt;div&gt;</text:p>
      <text:p text:style-name="P142"><text:tab/><text:tab/><text:tab/><text:tab/><text:tab/>&lt;textarea th:text="${pedido.descricao}"&gt;descrição do pedido&lt;/textarea&gt;</text:p>
      <text:p text:style-name="P142"><text:tab/><text:tab/><text:tab/><text:tab/>&lt;/div&gt;</text:p>
      <text:p text:style-name="P142"><text:tab/><text:tab/><text:tab/></text:p>
      <text:p text:style-name="P142"><text:tab/><text:tab/><text:tab/>&lt;div&gt;</text:p>
      <text:p text:style-name="P142"><text:tab/><text:tab/><text:tab/><text:tab/>&lt;img th:src="${pedido.urlImagem}" src=""/&gt;</text:p>
      <text:p text:style-name="P142"><text:tab/><text:tab/><text:tab/>&lt;/div&gt;</text:p>
      <text:p text:style-name="P142"><text:tab/><text:tab/>&lt;/div&gt;</text:p>
      <text:p text:style-name="P142"><text:tab/>&lt;/body&gt;</text:p>
      <text:p text:style-name="P142">&lt;/html&gt;</text:p>
      <text:p text:style-name="P142">================================================================================</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143">================================================================================</text:p>
      <text:p text:style-name="P144">&lt;html&gt;</text:p>
      <text:p text:style-name="P144"><text:tab/>&lt;head &gt;</text:p>
      <text:p text:style-name="P144"><text:tab/>...</text:p>
      <text:p text:style-name="P144"><text:tab/>&lt;/head&gt;</text:p>
      <text:p text:style-name="P144"><text:tab/>&lt;body&gt;</text:p>
      <text:p text:style-name="P144"><text:tab/><text:tab/>&lt;div <text:span text:style-name="T20">class="container"</text:span>&gt;</text:p>
      <text:p text:style-name="P144"><text:tab/><text:tab/><text:tab/>&lt;div <text:span text:style-name="T20">class="card"</text:span> th:each="pedido : ${pedidos}"&gt;</text:p>
      <text:p text:style-name="P144"><text:tab/><text:tab/><text:tab/><text:tab/>&lt;div <text:span text:style-name="T20">class="card-header"</text:span> th:text="${pedido.nomeProduto}"&gt;Nome do Produto&lt;/div&gt;</text:p>
      <text:p text:style-name="P144"><text:tab/><text:tab/><text:tab/><text:tab/>&lt;div&gt;Valor: &lt;span th:text="${pedido.valorNegociado}"&gt;200,99&lt;/span&gt;&lt;/div&gt;</text:p>
      <text:p text:style-name="P144"><text:tab/><text:tab/><text:tab/><text:tab/>&lt;div&gt;Data de entrega: &lt;span th:text="${pedido.dataDaEntrega}"&gt;10/02/2020&lt;/span&gt;&lt;/div&gt;</text:p>
      <text:p text:style-name="P144"><text:tab/><text:tab/><text:tab/><text:tab/></text:p>
      <text:p text:style-name="P144"><text:tab/><text:tab/><text:tab/><text:tab/>&lt;div&gt;Produto&lt;/div&gt;</text:p>
      <text:p text:style-name="P144"><text:tab/><text:tab/><text:tab/><text:tab/>&lt;div&gt;&lt;input class="form-control" th:value="${pedido.urlProduto}" value="url do produto"/&gt;&lt;/div&gt;</text:p>
      <text:p text:style-name="P144"><text:tab/><text:tab/><text:tab/><text:tab/></text:p>
      <text:p text:style-name="P144"><text:tab/><text:tab/><text:tab/><text:tab/>&lt;div&gt;Descrição&lt;/div&gt;</text:p>
      <text:p text:style-name="P144"><text:tab/><text:tab/><text:tab/><text:tab/><text:tab/>&lt;div&gt;</text:p>
      <text:p text:style-name="P144"><text:tab/><text:tab/><text:tab/><text:tab/><text:tab/><text:tab/>&lt;textarea class="form-control" th:text="${pedido.descricao}"&gt;descrição do pedido&lt;/textarea&gt;</text:p>
      <text:p text:style-name="P144"><text:tab/><text:tab/><text:tab/><text:tab/><text:tab/>&lt;/div&gt;</text:p>
      <text:p text:style-name="P144"><text:tab/><text:tab/><text:tab/><text:tab/></text:p>
      <text:p text:style-name="P144"><text:tab/><text:tab/><text:tab/><text:tab/>&lt;div&gt;</text:p>
      <text:p text:style-name="P144"><text:tab/><text:tab/><text:tab/><text:tab/><text:tab/>&lt;img th:src="${pedido.urlImagem}" src=""/&gt;</text:p>
      <text:p text:style-name="P144"><text:tab/><text:tab/><text:tab/><text:tab/>&lt;/div&gt;</text:p>
      <text:p text:style-name="P144"><text:tab/><text:tab/><text:tab/>&lt;/div&gt;</text:p>
      <text:p text:style-name="P144"><text:tab/><text:tab/>&lt;/div&gt;</text:p>
      <text:p text:style-name="P144"><text:tab/>&lt;/body&gt;</text:p>
      <text:p text:style-name="P144">&lt;/html&gt;</text:p>
      <text:p text:style-name="P143">================================================================================</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145">================================================================================</text:p>
      <text:p text:style-name="P196">&lt;html&gt;</text:p>
      <text:p text:style-name="P196"><text:tab/>&lt;head &gt;</text:p>
      <text:p text:style-name="P196"><text:tab/><text:tab/>&lt;meta charset="UTF-8"&gt;</text:p>
      <text:p text:style-name="P196"><text:tab/><text:tab/>&lt;link href="https://cdn.jsdelivr.net/npm/bootstrap@5.0.0-beta2/dist/css/bootstrap.min.css" rel="stylesheet" integrity="sha384-BmbxuPwQa2lc/FVzBcNJ7UAyJxM6wuqIj61tLrc4wSX0szH/Ev+nYRRuWlolflfl" crossorigin="anonymous"&gt;</text:p>
      <text:p text:style-name="P196"><text:tab/>&lt;/head&gt;</text:p>
      <text:p text:style-name="P196"><text:soft-page-break/><text:tab/>&lt;body&gt;</text:p>
      <text:p text:style-name="P196"><text:tab/><text:tab/>&lt;div class="container"&gt;</text:p>
      <text:p text:style-name="P196"><text:tab/><text:tab/><text:tab/>&lt;div class="card" th:each="pedido : ${pedidos}"&gt;</text:p>
      <text:p text:style-name="P196"><text:tab/><text:tab/><text:tab/><text:tab/>&lt;div class="card-header" th:text="${pedido.nomeProduto}"&gt;Nome do Produto&lt;/div&gt;</text:p>
      <text:p text:style-name="P196"><text:tab/><text:tab/><text:tab/><text:tab/>&lt;div class="card-body"&gt;</text:p>
      <text:p text:style-name="P196"><text:tab/><text:tab/><text:tab/><text:tab/><text:tab/><text:tab/>&lt;div class="row"&gt;</text:p>
      <text:p text:style-name="P196"><text:tab/><text:tab/><text:tab/><text:tab/><text:tab/><text:tab/>&lt;div class="col-12 col-sm-8 mb-3"&gt;</text:p>
      <text:p text:style-name="P196"><text:tab/><text:tab/><text:tab/><text:tab/><text:tab/><text:tab/><text:tab/>&lt;div class="row"&gt;</text:p>
      <text:p text:style-name="P196"><text:tab/><text:tab/><text:tab/><text:tab/><text:tab/><text:tab/><text:tab/><text:tab/>&lt;div class="col-md-5"&gt;Valor: &lt;span th:text="${pedido.valorNegociado}"&gt;200,99&lt;/span&gt;&lt;/div&gt;</text:p>
      <text:p text:style-name="P196"><text:tab/><text:tab/><text:tab/><text:tab/><text:tab/><text:tab/><text:tab/><text:tab/>&lt;div class="col-md-7"&gt;Data de entrega: &lt;span th:text="${pedido.dataDaEntrega}"&gt;10/02/2020&lt;/span&gt;&lt;/div&gt;</text:p>
      <text:p text:style-name="P196"><text:tab/><text:tab/><text:tab/><text:tab/><text:tab/><text:tab/><text:tab/>&lt;/div&gt;</text:p>
      <text:p text:style-name="P196"><text:tab/><text:tab/><text:tab/><text:tab/><text:tab/><text:tab/><text:tab/></text:p>
      <text:p text:style-name="P196"><text:tab/><text:tab/><text:tab/><text:tab/><text:tab/><text:tab/><text:tab/>&lt;div&gt;Produto&lt;/div&gt;</text:p>
      <text:p text:style-name="P196"><text:tab/><text:tab/><text:tab/><text:tab/><text:tab/><text:tab/><text:tab/>&lt;div&gt;&lt;input class="form-control" th:value="${pedido.urlProduto}" value="url do produto"/&gt;&lt;/div&gt;</text:p>
      <text:p text:style-name="P196"><text:tab/><text:tab/><text:tab/><text:tab/><text:tab/><text:tab/><text:tab/></text:p>
      <text:p text:style-name="P196"><text:tab/><text:tab/><text:tab/><text:tab/><text:tab/><text:tab/><text:tab/>&lt;div&gt;Descrição&lt;/div&gt;</text:p>
      <text:p text:style-name="P196"><text:tab/><text:tab/><text:tab/><text:tab/><text:tab/><text:tab/><text:tab/><text:tab/>&lt;div&gt;</text:p>
      <text:p text:style-name="P196"><text:tab/><text:tab/><text:tab/><text:tab/><text:tab/><text:tab/><text:tab/><text:tab/><text:tab/>&lt;textarea class="form-control" th:text="${pedido.descricao}"&gt;descrição do pedido&lt;/textarea&gt;</text:p>
      <text:p text:style-name="P196"><text:tab/><text:tab/><text:tab/><text:tab/><text:tab/><text:tab/><text:tab/><text:tab/>&lt;/div&gt;</text:p>
      <text:p text:style-name="P196"><text:tab/><text:tab/><text:tab/><text:tab/><text:tab/><text:tab/>&lt;/div&gt;</text:p>
      <text:p text:style-name="P196"><text:tab/><text:tab/><text:tab/><text:tab/><text:tab/><text:tab/>&lt;div class="col-12 col-sm-4"&gt;</text:p>
      <text:p text:style-name="P196"><text:tab/><text:tab/><text:tab/><text:tab/><text:tab/><text:tab/><text:tab/>&lt;div&gt;</text:p>
      <text:p text:style-name="P196"><text:tab/><text:tab/><text:tab/><text:tab/><text:tab/><text:tab/><text:tab/><text:tab/>&lt;img class="img-thumbnail" th:src="${pedido.urlImagem}" src=""/&gt;</text:p>
      <text:p text:style-name="P196"><text:tab/><text:tab/><text:tab/><text:tab/><text:tab/><text:tab/><text:tab/>&lt;/div&gt;</text:p>
      <text:p text:style-name="P196"><text:tab/><text:tab/><text:tab/><text:tab/><text:tab/><text:tab/>&lt;/div&gt;</text:p>
      <text:p text:style-name="P196"><text:tab/><text:tab/><text:tab/><text:tab/><text:tab/>&lt;/div&gt;</text:p>
      <text:p text:style-name="P196"><text:tab/><text:tab/><text:tab/><text:tab/>&lt;/div&gt;</text:p>
      <text:p text:style-name="P196"><text:tab/><text:tab/><text:tab/>&lt;/div&gt;</text:p>
      <text:p text:style-name="P196"><text:tab/><text:tab/>&lt;/div&gt;</text:p>
      <text:p text:style-name="P196"><text:tab/>&lt;/body&gt;</text:p>
      <text:p text:style-name="P196">&lt;/html&gt;</text:p>
      <text:p text:style-name="P145">================================================================================</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56">&lt;dependency&gt;</text:p>
      <text:p text:style-name="P157"><text:tab/>&lt;groupId&gt;org.springframework.boot&lt;/groupId&gt;</text:p>
      <text:p text:style-name="P32"><text:span text:style-name="T3"><text:tab/>&lt;artifactId&gt;</text:span><text:span text:style-name="T4">spring-boot-starter-data-jpa</text:span><text:span text:style-name="T3">&lt;/artifactId&gt;</text:span></text:p>
      <text:p text:style-name="P157">&lt;/dependency&gt;</text:p>
      <text:p text:style-name="P157">&lt;dependency&gt;</text:p>
      <text:p text:style-name="P157"><text:tab/>&lt;groupId&gt;mysql&lt;/groupId&gt;</text:p>
      <text:p text:style-name="P32"><text:span text:style-name="T3"><text:tab/>&lt;artifactId&gt;</text:span><text:span text:style-name="T4">mysql-connector-java</text:span><text:span text:style-name="T3">&lt;/artifactId&gt;</text:span></text:p>
      <text:p text:style-name="P157"><text:tab/>&lt;scope&gt;runtime&lt;/scope&gt;</text:p>
      <text:p text:style-name="P157">&lt;/dependency&gt;</text:p>
      <text:p text:style-name="P156">===========================================================</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46"/>
      <text:p text:style-name="P147">==========================================================================</text:p>
      <text:p text:style-name="P147">spring.jpa.hibernate.ddl-auto=update</text:p>
      <text:p text:style-name="P147">spring.datasource.url=jdbc:mysql://${MYSQL_HOST:localhost}:3306/mudi</text:p>
      <text:p text:style-name="P147">spring.datasource.username=root</text:p>
      <text:p text:style-name="P147">spring.datasource.password=root</text:p>
      <text:p text:style-name="P147">==========================================================================</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3">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3">I</text:span><text:span text:style-name="T41">nterface</text:span> private EntityManager entityManager; <text:span text:style-name="T42">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4">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5">fazer com que essa lista do tipo Pedido seja um resultado</text:span>, vamos adicionar uma variável local (ctrl 1), com o nome de <text:span text:style-name="T45">pedidos</text:span>, List&lt;<text:span text:style-name="T45">Pedido</text:span>&gt; <text:span text:style-name="T45">pedidos</text:span> = query.getResultList();. <text:span text:style-name="T46">Deveremos </text:span><text:span text:style-name="T45">também adicionar no createdQuery a Result class que queremos, </text:span>Query query = entityManager.createQuery("select p from Pedido p", <text:span text:style-name="T45">Pedido.class</text:span>);, <text:span text:style-name="T45">assim, o get.resultList irá de fato retornar uma lista de pedidos, que será adicionada na variável pedidos que foi chamada no model.addAtributte.</text:span></text:p>
      <text:p text:style-name="P39"/>
      <text:p text:style-name="P197">===============================================================================================</text:p>
      <text:p text:style-name="P197">@Controller</text:p>
      <text:p text:style-name="P197">public class HomeController {</text:p>
      <text:p text:style-name="P197"><text:tab/>@PersistenceContext</text:p>
      <text:p text:style-name="P197"><text:tab/>private EntityManager entityManager;</text:p>
      <text:p text:style-name="P197"><text:tab/>@GetMapping("/home")</text:p>
      <text:p text:style-name="P197"><text:tab/>public String home(Model model) {</text:p>
      <text:p text:style-name="P197"><text:tab/><text:tab/>Query query = entityManager.createQuery("select p from Pedido p", Pedido.class);</text:p>
      <text:p text:style-name="P197"><text:soft-page-break/><text:tab/><text:tab/>List&lt;Pedido&gt; pedidos = query.getResultList();</text:p>
      <text:p text:style-name="P197"><text:tab/><text:tab/>model.addAttribute("pedidos", pedidos);</text:p>
      <text:p text:style-name="P197"><text:tab/><text:tab/>return "home";</text:p>
      <text:p text:style-name="P197"><text:tab/>}</text:p>
      <text:p text:style-name="P197"/>
      <text:p text:style-name="P197">}</text:p>
      <text:p text:style-name="P197">===============================================================================================</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5">manualmente </text:span>da classe HomeController, porque ela é gerenciada pelo próprio Spring, sendo assim, o entityManager, que é um atributo necessário para essa classe, também é gerenciado pelo Spring e injetado dentro <text:span text:style-name="T55">da</text:span> classe HomeController. </text:p>
      <text:p text:style-name="P42"><text:span text:style-name="T56">O Spring a</text:span>lém de <text:span text:style-name="T57">saber resolver</text:span> as instâncias de HomeController, ele percebe que as instâncias de HomeController dependem de um EntityManager, que é que<text:span text:style-name="T57">m</text:span> vai no banco de dados, e para ir no banco de dados <text:span text:style-name="T57">é necessário</text:span> uma conection, e na hora de criar uma conection precisa de uma propriedade, que é o application-properties, e tudo isso está sendo resolvido pelo Spring. Na verdade o Spring não está criando essas instância<text:span text:style-name="T57">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1">uma nova classe </text:span>com o nome de <text:span text:style-name="T47">PedidoR</text:span>epository, <text:span text:style-name="T47">dentro do </text:span><text:span text:style-name="T51">novo </text:span><text:span text:style-name="T47">package repository</text:span>, que ficará com a lógica de fazer a consulta no banco de dados, <text:span text:style-name="T58">e terá</text:span><text:span text:style-name="T47"> a responsabilidade de acessar um repositório de informações de dados.</text:span></text:p>
      <text:p text:style-name="P42"/>
      <text:p text:style-name="P44">Lógica de consulta no banco de dados:<text:line-break/></text:p>
      <text:p text:style-name="P149">================================================================================</text:p>
      <text:p text:style-name="P148">Query query = entityManager.createQuery("select p from Pedido p", Pedido.class);</text:p>
      <text:p text:style-name="P148">List&lt;Pedido&gt; pedidos = query.getResultList();</text:p>
      <text:p text:style-name="P149">================================================================================</text:p>
      <text:p text:style-name="P42"/>
      <text:p text:style-name="P45">A classe PedidoRepository vai retornar uma <text:span text:style-name="T48">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1">retornando um resultado da lista, </text:span><text:span text:style-name="T49">com o return query.getResultList();, </text:span></text:p>
      <text:p text:style-name="P46">Como agora é a classe PedidoRepository que está utilizando o EntityManager, o HomeController não tem mais esse acesso, <text:span text:style-name="T50">mas sim </text:span><text:span text:style-name="T58">o acesso </text:span><text:span text:style-name="T50">a classe PedidoRepository, dessa forma: <text:line-break/>private PedidoRepository repository;</text:span></text:p>
      <text:p text:style-name="P47"/>
      <text:p text:style-name="P47">E <text:span text:style-name="T51">deve</text:span> utilizar o <text:span text:style-name="T52">atributo </text:span>repository para recuperar todos os pedidos <text:span text:style-name="T51">da lista</text:span>:<text:line-break/></text:p>
      <text:p text:style-name="P47"><text:span text:style-name="T51">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3">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3">e, além disso, a classe PedidoRepository também deve ser gerenciada/instanciada pelo Spring, </text:span><text:span text:style-name="T54">com uma anotação que tem uma semântica mais adequada para essa classe, que é a @Repository, que passa a informação para o </text:span><text:soft-page-break/><text:span text:style-name="T54">Spring que a classe é um repositório, que deve ser gerenciada e instanciada sempre que for solicitado.</text:span></text:p>
      <text:p text:style-name="P49"/>
      <text:p text:style-name="P150"/>
      <text:p text:style-name="P150"/>
      <text:p text:style-name="P150">=============================================================================<text:line-break/>@Controller</text:p>
      <text:p text:style-name="P150">public class HomeController {</text:p>
      <text:p text:style-name="P150"><text:tab/></text:p>
      <text:p text:style-name="P150"><text:tab/>@Autowired</text:p>
      <text:p text:style-name="P150"><text:tab/>private PedidoRepository repository;</text:p>
      <text:p text:style-name="P150"/>
      <text:p text:style-name="P150"><text:tab/>@GetMapping("/home")</text:p>
      <text:p text:style-name="P150"><text:tab/>public String home(Model model) {</text:p>
      <text:p text:style-name="P150"><text:tab/><text:tab/>List&lt;Pedido&gt; pedidos = repository.recuperaTodosOsPedidos();</text:p>
      <text:p text:style-name="P150"><text:tab/><text:tab/>model.addAttribute("pedidos", pedidos);</text:p>
      <text:p text:style-name="P150"><text:tab/><text:tab/>return "home";</text:p>
      <text:p text:style-name="P150"><text:tab/>}</text:p>
      <text:p text:style-name="P150"/>
      <text:p text:style-name="P150">}</text:p>
      <text:p text:style-name="P150">=============================================================================</text:p>
      <text:p text:style-name="P150"/>
      <text:p text:style-name="P150">=============================================================================</text:p>
      <text:p text:style-name="P150">@Repository</text:p>
      <text:p text:style-name="P150">public class PedidoRepository {</text:p>
      <text:p text:style-name="P150"><text:tab/></text:p>
      <text:p text:style-name="P150"><text:tab/>@PersistenceContext</text:p>
      <text:p text:style-name="P150"><text:tab/>private EntityManager entityManager;</text:p>
      <text:p text:style-name="P150"><text:tab/></text:p>
      <text:p text:style-name="P150"><text:tab/>public List&lt;Pedido&gt; recuperaTodosOsPedidos() {</text:p>
      <text:p text:style-name="P150"><text:tab/><text:tab/>Query query = entityManager.createQuery("select p from Pedido p", Pedido.class);</text:p>
      <text:p text:style-name="P150"><text:tab/><text:tab/>return query.getResultList();</text:p>
      <text:p text:style-name="P150"><text:tab/>}</text:p>
      <text:p text:style-name="P150"/>
      <text:p text:style-name="P150">}</text:p>
      <text:p text:style-name="P150">=============================================================================</text:p>
      <text:p text:style-name="P150"/>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51">===========================================================</text:p>
      <text:p text:style-name="P151">&lt;dependency&gt;</text:p>
      <text:p text:style-name="P151"><text:tab/>&lt;groupId&gt;org.springframework.boot&lt;/groupId&gt;</text:p>
      <text:p text:style-name="P151"><text:tab/>&lt;artifactId&gt;spring-boot-starter-data-jpa&lt;/artifactId&gt;</text:p>
      <text:p text:style-name="P151">&lt;/dependency&gt;</text:p>
      <text:p text:style-name="P151">===========================================================</text:p>
      <text:p text:style-name="P151"/>
      <text:p text:style-name="P58">O projeto Spring Data é definido como um umbrella de subprojetos com tecnologia para acesso de repositórios de bancos de dados diferentes, <text:span text:style-name="T59">e nesse projeto, estamos utilizando o subprojeto Spring Data JPA e tem integração com o JPA, e tem um nível de abstração mais alto, </text:span><text:span text:style-name="T62">o que</text:span><text:span text:style-name="T59"> torna a configuração e a comunicação com o bando de dados bem mais simples e com muita coisa já implementada. </text:span></text:p>
      <text:p text:style-name="P61"><text:span text:style-name="T62">C</text:span>onverter<text:span text:style-name="T62">emos</text:span> noss<text:span text:style-name="T62">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52">===================================</text:p>
      <text:p text:style-name="P152">@Repository</text:p>
      <text:p text:style-name="P152">public <text:span text:style-name="T20">interface</text:span> PedidoRepository {</text:p>
      <text:p text:style-name="P152">===================================</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2">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60">como </text:span>ele sabe fazer um select * ("select p from Pedido p") <text:span text:style-name="T60">e sabe utilizar o EntityManager</text:span>, ele vai implementar o método usando o nome do próprio método. <text:span text:style-name="T60">E com isso, essas implementações </text:span><text:span text:style-name="T62">já </text:span><text:span text:style-name="T60">não </text:span><text:span text:style-name="T61">s</text:span><text:span text:style-name="T62">er</text:span><text:span text:style-name="T61">ão</text:span><text:span text:style-name="T60"> mais necessári</text:span><text:span text:style-name="T61">as, e além disso, vamos diminuindo as dependências.</text:span></text:p>
      <text:p text:style-name="P59"/>
      <text:p text:style-name="P153">=================================================</text:p>
      <text:p text:style-name="P153">package br.com.alura.mvc.mudi.repository;</text:p>
      <text:p text:style-name="P153"/>
      <text:p text:style-name="P153">import org.springframework.stereotype.Repository;</text:p>
      <text:p text:style-name="P153"/>
      <text:p text:style-name="P153">import java.util.List;</text:p>
      <text:p text:style-name="P153"/>
      <text:p text:style-name="P153">import br.com.alura.mvc.mudi.model.Pedido;</text:p>
      <text:p text:style-name="P153"/>
      <text:p text:style-name="P153">@Repository</text:p>
      <text:p text:style-name="P153">public interface PedidoRepository {</text:p>
      <text:p text:style-name="P153"><text:tab/></text:p>
      <text:p text:style-name="P153"><text:tab/>public List&lt;Pedido&gt; findAll();</text:p>
      <text:p text:style-name="P153">}</text:p>
      <text:p text:style-name="P153">=================================================</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54">=================================================<text:span text:style-name="T63">=====================</text:span></text:p>
      <text:p text:style-name="P154">@Repository</text:p>
      <text:p text:style-name="P154">public interface PedidoRepository extends JpaRepository&lt;Pedido, Long&gt;{</text:p>
      <text:p text:style-name="P154"><text:tab/></text:p>
      <text:p text:style-name="P154">}</text:p>
      <text:p text:style-name="P154">=================================================<text:span text:style-name="T63">=====================</text:span></text:p>
      <text:p text:style-name="P158"/>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55">=================================================<text:span text:style-name="T63">=======</text:span></text:p>
      <text:p text:style-name="P155"><text:tab/>@GetMapping("/home")</text:p>
      <text:p text:style-name="P155"><text:tab/>public String home(Model model) {</text:p>
      <text:p text:style-name="P155"><text:tab/><text:tab/>List&lt;Pedido&gt; pedidos = <text:span text:style-name="T63">pedidoR</text:span>epository.findAll();</text:p>
      <text:p text:style-name="P155"><text:tab/><text:tab/>model.addAttribute("pedidos", pedidos);</text:p>
      <text:p text:style-name="P155"><text:tab/><text:tab/>return "home";</text:p>
      <text:p text:style-name="P155"><text:tab/>}</text:p>
      <text:p text:style-name="P155">=================================================<text:span text:style-name="T63">=======</text:span></text:p>
      <text:p text:style-name="P64"><text:soft-page-break/></text:p>
      <text:p text:style-name="P66">Com isso, na classe PedidoRepository, podemos apagar a dependência java.util.List;, <text:span text:style-name="T64">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5">N</text:span>avegação é utilizado a tag &lt;nav&gt;&lt;nav/&gt;, e dentro será criado todos os links através do &lt;a href=“”&gt;Título&lt;/a&gt;.</text:p>
      <text:p text:style-name="P68">Para estilizar o Menu de <text:span text:style-name="T65">N</text:span>avegação, aplicaremos os componentes de estilo visual <text:span text:style-name="T65">em</text:span> Bootstrap/<text:span text:style-name="T65">Documentation/Components/Navbar.</text:span></text:p>
      <text:p text:style-name="P70">O Menu está dentro de um &lt;<text:span text:style-name="T66">nav&gt;, e utilizaremos a seguinte estilização</text:span> &lt;nav class="navbar navbar-expand-lg navbar-light bg-light"&gt;.</text:p>
      <text:p text:style-name="P71">Ainda na estilização dos menus, os links <text:span text:style-name="T67">deverão estar</text:span> dentro de uma &lt;div&gt;, com a estilização </text:p>
      <text:p text:style-name="P71">&lt;div class="navbar-nav"&gt;&lt;/div&gt;, <text:span text:style-name="T67">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8">E para o posicionamento, utilizaremos os componentes do flex.utilities, com a class= “d-flex justify-content-between”, apenas colocando o conteúdo “d-flex justify-content-between” dentro da class do &lt;nav&gt; </text:span><text:span text:style-name="T70">mais ou mb-3 para o espaçamento abaixo</text:span><text:span text:style-name="T68">.</text:span></text:p>
      <text:p text:style-name="P73">Feito isso, transformaremos o botão Novo em um link, adicionando um &lt;a href=“<text:span text:style-name="T69">pedido/formulario</text:span>”&gt;&lt;button class="btn btn-outline-secondary"&gt;Novo&lt;/button&gt;&lt;/a&gt;.</text:p>
      <text:p text:style-name="P77">Faremos uma &lt;div&gt;&lt;h1&gt; para o título “Meus Pedidos”, com o estilo visual da class= “jumbotron”, e mb-0, e o estilo class="display-4".</text:p>
      <text:p text:style-name="P78">Obs.: Para que o Jumbotron funcione, o CSS <text:span text:style-name="T91">utilizado será </text:span>o <text:span text:style-name="T91">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59">================================================================================</text:p>
      <text:p text:style-name="P159">&lt;div class="jumbotron mb-0"&gt;</text:p>
      <text:p text:style-name="P159"><text:tab/>&lt;h1 class="display-4"&gt;Meus Pedidos&lt;/h1&gt;</text:p>
      <text:p text:style-name="P159">&lt;/div&gt;</text:p>
      <text:p text:style-name="P159"><text:tab/><text:tab/><text:tab/><text:tab/></text:p>
      <text:p text:style-name="P159"><text:tab/>&lt;nav class="navbar navbar-expand navbar-light bg-light d-flex justify-content-between mb-3"&gt;</text:p>
      <text:p text:style-name="P159"><text:tab/><text:tab/>&lt;div class="navbar-nav"&gt;</text:p>
      <text:p text:style-name="P159"><text:tab/><text:tab/><text:tab/>&lt;a class="nav-link active" href=""&gt;Todos&lt;/a&gt;</text:p>
      <text:p text:style-name="P159"><text:tab/><text:tab/><text:tab/>&lt;a class="nav-link" href=""&gt;Aguardando&lt;/a&gt;</text:p>
      <text:p text:style-name="P159"><text:tab/><text:tab/><text:tab/>&lt;a class="nav-link" href=""&gt;Aprovado&lt;/a&gt;</text:p>
      <text:p text:style-name="P159"><text:tab/><text:tab/><text:tab/>&lt;a class="nav-link" href=""&gt;Entregue&lt;/a&gt;</text:p>
      <text:p text:style-name="P159"><text:tab/><text:tab/>&lt;/div&gt;</text:p>
      <text:p text:style-name="P159"><text:tab/><text:tab/>&lt;a href="pedido/formulario"&gt;&lt;button class="btn btn-outline-secondary"&gt;Novo&lt;/button&gt;&lt;/a&gt;</text:p>
      <text:p text:style-name="P159"><text:tab/>&lt;/nav&gt;</text:p>
      <text:p text:style-name="P159"><text:soft-page-break/>================================================================================</text:p>
      <text:p text:style-name="P159"/>
      <text:p text:style-name="P75"/>
      <text:p text:style-name="P75"/>
      <text:p text:style-name="P75"/>
      <text:p text:style-name="P75"/>
      <text:p text:style-name="P55">================<text:span text:style-name="T71">=</text:span></text:p>
      <text:p text:style-name="P55">Formulário do Pedido</text:p>
      <text:p text:style-name="P55">================<text:span text:style-name="T71">=</text:span></text:p>
      <text:p text:style-name="P75"/>
      <text:p text:style-name="P76">Nesse momento, o botão “Novo” já está criado com link, onde ao clicar, somos redirecionados para a requisição <text:span text:style-name="T72">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9">Criaremos dentro do package controller, uma classe nova chamada de PedidoController, onde todas as requisições que forem para /pedido serão redirecionadas para esse Controller específico.</text:p>
      <text:p text:style-name="P79">Em primeiro lugar, integraremos essa classe com o Spring, anotando-a com @Controller, e também será utilizado o @RequestMapping, para que possamos mapear todos os tipos de requisições, como “get”, que é um tipo de requisição, por exemplo. </text:p>
      <text:p text:style-name="P79">Com o @RequestMapping(“pedido”), estamos dizendo que todas as requisições que forem para pedido, irão bater no PedidoController.</text:p>
      <text:p text:style-name="P80">Será feito também uma action específica para o formulário, <text:span text:style-name="T73">que deve retornar a página html que deve ser renderizada para o usuário, public </text:span>String <text:span text:style-name="T73">formulario() {return “pedido/formulario”}</text:span>, <text:span text:style-name="T73">com a </text:span>anota<text:span text:style-name="T73">ção e parâmetro</text:span> @GetMapping<text:span text:style-name="T73">(“formulario”)</text:span>, onde /pedido já está mapeado no Controller, no nível da classe, e formulario no nivel da action (método).<text:line-break/><text:span text:style-name="T73">Exemplo: </text:span>@RequestMapping(“pedido”), @GetMapping<text:span text:style-name="T73">(“formulario”) = pedido/formulario.</text:span></text:p>
      <text:p text:style-name="P81">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4">e colocaremos todos os html dentro (return "pedido/formulario"), ou seja, vai retornar o html formulario, que está dentro da pasta pedido.</text:span></text:p>
      <text:p text:style-name="P82"/>
      <text:p text:style-name="P162">================================================================================</text:p>
      <text:p text:style-name="P162">package br.com.alura.mvc.mudi.controller;</text:p>
      <text:p text:style-name="P162"/>
      <text:p text:style-name="P162">import org.springframework.stereotype.Controller;</text:p>
      <text:p text:style-name="P162">import org.springframework.web.bind.annotation.GetMapping;</text:p>
      <text:p text:style-name="P162"/>
      <text:p text:style-name="P162">@Controller</text:p>
      <text:p text:style-name="P162">@RequestMapping("pedido")</text:p>
      <text:p text:style-name="P162">public class PedidoController {</text:p>
      <text:p text:style-name="P162"><text:tab/></text:p>
      <text:p text:style-name="P162"><text:tab/>@GetMapping("formulario")</text:p>
      <text:p text:style-name="P162"><text:tab/>public String formulario() {</text:p>
      <text:p text:style-name="P162"><text:tab/><text:tab/>return "pedido/formulario";</text:p>
      <text:p text:style-name="P162"><text:tab/>}</text:p>
      <text:p text:style-name="P162">}</text:p>
      <text:p text:style-name="P162">================================================================================</text:p>
      <text:p text:style-name="P82"/>
      <text:p text:style-name="P82"/>
      <text:p text:style-name="P82">Criaremos dentro da pasta pedidos, um novo file, ou seja, uma nova página chamada de formulario.html, e vamos começar a estilizar pelo topo, utilizando o que já temos da página principal, que envolve a importação do Bootstrap CSS, a &lt;div class=“container”&gt;, <text:span text:style-name="T75">que serve para centralizar um conteúdo e definir um tamanho padrão para a página que é redimensionável, ou seja, se ajusta ao tamanho da tela,</text:span> o jumbotron <text:span text:style-name="T75">e o &lt;h1&gt; com o título ajustado para Novo Pedido.</text:span></text:p>
      <text:p text:style-name="P82"><text:soft-page-break/></text:p>
      <text:p text:style-name="P162">================================================================================</text:p>
      <text:p text:style-name="P160">&lt;html&gt;</text:p>
      <text:p text:style-name="P160"><text:tab/>&lt;head &gt;</text:p>
      <text:p text:style-name="P160"><text:tab/><text:tab/>&lt;meta charset="UTF-8"&gt;</text:p>
      <text:p text:style-name="P160"><text:tab/><text:tab/>&lt;link href="https://cdn.jsdelivr.net/npm/bootstrap@5.0.0-beta2/dist/css/bootstrap.min.css" rel="stylesheet" integrity="sha384-BmbxuPwQa2lc/FVzBcNJ7UAyJxM6wuqIj61tLrc4wSX0szH/Ev+nYRRuWlolflfl" crossorigin="anonymous"&gt;</text:p>
      <text:p text:style-name="P160"><text:tab/>&lt;/head&gt;</text:p>
      <text:p text:style-name="P160"><text:tab/>&lt;body&gt;</text:p>
      <text:p text:style-name="P160"><text:tab/><text:tab/>&lt;div class="container"&gt;</text:p>
      <text:p text:style-name="P160"><text:tab/><text:tab/><text:tab/>&lt;div class="jumbotron mb-0"&gt;</text:p>
      <text:p text:style-name="P160"><text:tab/><text:tab/><text:tab/><text:tab/>&lt;h1 class="display-4"&gt;<text:span text:style-name="T75">Novo</text:span> Pedido&lt;/h1&gt;</text:p>
      <text:p text:style-name="P160"><text:tab/><text:tab/><text:tab/>&lt;/div&gt;</text:p>
      <text:p text:style-name="P161"><text:tab/><text:tab/>&lt;/div&gt;</text:p>
      <text:p text:style-name="P161"><text:tab/>&lt;/body&gt;</text:p>
      <text:p text:style-name="P161">&lt;html&gt;</text:p>
      <text:p text:style-name="P162">================================================================================</text:p>
      <text:p text:style-name="P162"/>
      <text:p text:style-name="P84">Nesse primeiro momento, criaremos o html específico <text:span text:style-name="T76">para que nosso sistema consiga receber uma requisição do usuário, contendo um item para poder colocar </text:span><text:span text:style-name="T77">dentro de um &lt;form&gt;&lt;div&gt;...&lt;/div&gt;&lt;/form&gt; </text:span><text:span text:style-name="T76">produto, url do produto, url da imagem, que envolve </text:span><text:span text:style-name="T78">os 3 componentes que envolvem os itens: </text:span><text:span text:style-name="T76">&lt;label&gt;, &lt;input&gt;, e uma </text:span><text:span text:style-name="T78">pequena </text:span><text:span text:style-name="T76">explicação embaixo </text:span><text:span text:style-name="T78">através da tag &lt;small&gt;</text:span><text:span text:style-name="T76">, além do placeholder </text:span><text:span text:style-name="T79">que é um atributo</text:span><text:span text:style-name="T76"> do &lt;input&gt;, e no caso </text:span><text:span text:style-name="T77">da</text:span><text:span text:style-name="T76"> descrição, um &lt;</text:span><text:span text:style-name="T77">textarea&gt; no lugar de &lt;input&gt;, sem &lt;</text:span><text:span text:style-name="T79">small&gt;</text:span><text:span text:style-name="T77">.</text:span></text:p>
      <text:p text:style-name="P86">Abaixo da descrição, fora da &lt;div&gt; será inserido também um botão Cadastrar, &lt;button type=“submit”&gt;&lt;/button&gt;. </text:p>
      <text:p text:style-name="P88">Para que as informações sejam submetidas para a url desejada, é necessário colocar no &lt;form&gt; o atributo action=“/pedido/novo”, com o method=“POST”.</text:p>
      <text:p text:style-name="P85"/>
      <text:p text:style-name="P163">================================================================================</text:p>
      <text:p text:style-name="P165">&lt;form&gt;</text:p>
      <text:p text:style-name="P165"><text:tab/>&lt;div&gt;</text:p>
      <text:p text:style-name="P165"><text:tab/><text:tab/>&lt;label for="nomeProduto"&gt;Produto&lt;/label&gt;</text:p>
      <text:p text:style-name="P165"><text:tab/><text:tab/>&lt;input name="nomeProduto" placeholder="nome do prodruto"/&gt;</text:p>
      <text:p text:style-name="P165"><text:tab/><text:tab/>&lt;small&gt;Informe qual o nome do produto.&lt;/small&gt;</text:p>
      <text:p text:style-name="P165"><text:tab/>&lt;/div&gt;</text:p>
      <text:p text:style-name="P165"><text:tab/>&lt;div&gt;</text:p>
      <text:p text:style-name="P165"><text:tab/><text:tab/>&lt;label for="urlProduto"&gt;Url do Produto&lt;/label&gt;</text:p>
      <text:p text:style-name="P165"><text:tab/><text:tab/>&lt;input name="urlProduto" placeholder="url do prodruto"/&gt;</text:p>
      <text:p text:style-name="P165"><text:tab/><text:tab/>&lt;small&gt;Procure em um site o produto que você deseja e cole a url da página aqui.&lt;/small&gt;</text:p>
      <text:p text:style-name="P165"><text:tab/>&lt;/div&gt;</text:p>
      <text:p text:style-name="P165"><text:tab/>&lt;div&gt;</text:p>
      <text:p text:style-name="P165"><text:tab/><text:tab/>&lt;label for="urlImagem"&gt;Imagem&lt;/label&gt;</text:p>
      <text:p text:style-name="P165"><text:tab/><text:tab/>&lt;input name="urlImagem" placeholder="url da imagem"/&gt;</text:p>
      <text:p text:style-name="P165"><text:tab/><text:tab/>&lt;small&gt;Copie a url de uma boa imagem do produto e cole aqui para ajudar a conseguir compradores.&lt;/small&gt;</text:p>
      <text:p text:style-name="P165"><text:tab/>&lt;/div&gt;</text:p>
      <text:p text:style-name="P165"><text:tab/>&lt;div&gt;</text:p>
      <text:p text:style-name="P165"><text:tab/><text:tab/>&lt;label for="descricao"&gt;Descrição&lt;/label&gt;</text:p>
      <text:p text:style-name="P165"><text:tab/><text:tab/>&lt;textarea name="descricao" placeholder="Adicione detalhes importantes para ajudar o comprador"&gt;&lt;/textarea&gt;</text:p>
      <text:p text:style-name="P165"><text:tab/>&lt;/div&gt;</text:p>
      <text:p text:style-name="P165"><text:tab/><text:tab/>&lt;button type="submit"&gt;Cadastrar&lt;/button&gt;</text:p>
      <text:p text:style-name="P165">&lt;/form&gt;</text:p>
      <text:p text:style-name="P163">================================================================================</text:p>
      <text:p text:style-name="P83"/>
      <text:p text:style-name="P87">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7"/>
      <text:p text:style-name="P89"/>
      <text:p text:style-name="P89"/>
      <text:p text:style-name="P94">==============</text:p>
      <text:p text:style-name="P94">Salvando o Pedido</text:p>
      <text:p text:style-name="P94">==============</text:p>
      <text:p text:style-name="P89"/>
      <text:p text:style-name="P89">Para receber as informações do pedido e salvar no banco de dados, precisamos de alguém que responda a requisição de /pedido/novo, <text:span text:style-name="T80">e para isso, será criado um método que tem a ver com a página que vai aparecer depois </text:span><text:span text:style-name="T81">que</text:span><text:span text:style-name="T80"> salvarmos o pedido, através de public String novo(), com a anotação @PostMapping(“novo”) (/pedido/novo).</text:span></text:p>
      <text:p text:style-name="P90">O Spring consegue pegar os parâmetros que vem na requisição e mapear para um objeto, e para isso, precisaremos de uma classe <text:span text:style-name="T82">que servirá apenas para transferir objetos</text:span>. Essa classe que será criada no package dto (data transfer objects) <text:span text:style-name="T89">e</text:span> precisará dos atributos com os mesmos nomes <text:span text:style-name="T84">dos names dos &lt;input&gt;</text:span> <text:span text:style-name="T89">da </text:span>página <text:span text:style-name="T85">formulario.html</text:span>, que são: nomeProduto, urlProduto, urlImagem e descricao, <text:span text:style-name="T82">todas do tipo String</text:span>, <text:span text:style-name="T83">com seus getters e setters (ctrl+3 ggas),</text:span> para receber as informações que estão no request e, para isso, o método “novo” vai receber como parâmetro a classe RequisicaoNovoPedido com a variável requisicao. <text:span text:style-name="T86">A princípio</text:span><text:span text:style-name="T84">, os dados que vem no parâmetro da requisição, vão ser colocados dentro de um objeto dessa classe.</text:span></text:p>
      <text:p text:style-name="P91">Através da variável requisicao, vamos pedir para que seja criado um objeto do tipo Pedido com os dados que vieram dentro dela: <text:span text:style-name="T89">(</text:span>Pedido pedido = requisicao.toPedido();<text:span text:style-name="T89">)</text:span>, o toPedido é padrão, onde <text:s/>basicamente estamos convertendo uma requisição de novo pedido para um pedido novo. É necessário importar a classe Pedido e criar o método toPedido() na classe RequisicaoNovoPedido.</text:p>
      <text:p text:style-name="P92">Dentro do método toPedido(), criaremos um novo <text:span text:style-name="T89">p</text:span>edido, e vamos passar os atributos de um objeto dessa classe para dentro desse novo pedido, com pedido.setAtributo<text:span text:style-name="T87">(atributo)</text:span>, e return pedido.</text:p>
      <text:p text:style-name="P93">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8">para que as instâncias sejas criadas através do Spring. </text:span><text:span text:style-name="T89">V</text:span><text:span text:style-name="T88">amos utilizar essa classe para salvar esse pedido através do método save() da Interface JpaRepository, pedidoRepository.save(pedido).</text:span></text:p>
      <text:p text:style-name="P89"/>
      <text:p text:style-name="P164">================================================================================</text:p>
      <text:p text:style-name="P164">public class RequisicaoNovoPedido {</text:p>
      <text:p text:style-name="P164"/>
      <text:p text:style-name="P164"><text:tab/>public String nomeProduto;</text:p>
      <text:p text:style-name="P164"><text:tab/>public String urlProduto;</text:p>
      <text:p text:style-name="P164"><text:tab/>public String urlImagem;</text:p>
      <text:p text:style-name="P164"><text:tab/>public String descricao;</text:p>
      <text:p text:style-name="P164"/>
      <text:p text:style-name="P164"><text:tab/>public String getNomeProduto() {</text:p>
      <text:p text:style-name="P164"><text:tab/><text:tab/>return nomeProduto;</text:p>
      <text:p text:style-name="P164"><text:tab/>}</text:p>
      <text:p text:style-name="P164"/>
      <text:p text:style-name="P164"><text:tab/>public void setNomeProduto(String nomeProduto) {</text:p>
      <text:p text:style-name="P164"><text:tab/><text:tab/>this.nomeProduto = nomeProduto;</text:p>
      <text:p text:style-name="P164"><text:tab/>}</text:p>
      <text:p text:style-name="P164"/>
      <text:p text:style-name="P164"><text:tab/>public String getUrlProduto() {</text:p>
      <text:p text:style-name="P164"><text:tab/><text:tab/>return urlProduto;</text:p>
      <text:p text:style-name="P164"><text:tab/>}</text:p>
      <text:p text:style-name="P164"/>
      <text:p text:style-name="P164"><text:tab/>public void setUrlProduto(String urlProduto) {</text:p>
      <text:p text:style-name="P164"><text:tab/><text:tab/>this.urlProduto = urlProduto;</text:p>
      <text:p text:style-name="P164"><text:tab/>}</text:p>
      <text:p text:style-name="P164"><text:soft-page-break/></text:p>
      <text:p text:style-name="P164"><text:tab/>public String getUrlImagem() {</text:p>
      <text:p text:style-name="P164"><text:tab/><text:tab/>return urlImagem;</text:p>
      <text:p text:style-name="P164"><text:tab/>}</text:p>
      <text:p text:style-name="P164"/>
      <text:p text:style-name="P164"><text:tab/>public void setUrlImagem(String urlImagem) {</text:p>
      <text:p text:style-name="P164"><text:tab/><text:tab/>this.urlImagem = urlImagem;</text:p>
      <text:p text:style-name="P164"><text:tab/>}</text:p>
      <text:p text:style-name="P164"/>
      <text:p text:style-name="P164"><text:tab/>public String getDescricao() {</text:p>
      <text:p text:style-name="P164"><text:tab/><text:tab/>return descricao;</text:p>
      <text:p text:style-name="P164"><text:tab/>}</text:p>
      <text:p text:style-name="P164"/>
      <text:p text:style-name="P164"><text:tab/>public void setDescricao(String descricao) {</text:p>
      <text:p text:style-name="P164"><text:tab/><text:tab/>this.descricao = descricao;</text:p>
      <text:p text:style-name="P164"><text:tab/>}</text:p>
      <text:p text:style-name="P164"/>
      <text:p text:style-name="P164"><text:tab/>public Pedido toPedido() {</text:p>
      <text:p text:style-name="P164"/>
      <text:p text:style-name="P164"><text:tab/><text:tab/>Pedido pedido = new Pedido();</text:p>
      <text:p text:style-name="P164"/>
      <text:p text:style-name="P164"><text:tab/><text:tab/>pedido.setNomeProduto(nomeProduto);</text:p>
      <text:p text:style-name="P164"><text:tab/><text:tab/>pedido.setUrlProduto(urlProduto);</text:p>
      <text:p text:style-name="P164"><text:tab/><text:tab/>pedido.setUrlImagem(urlImagem);</text:p>
      <text:p text:style-name="P164"><text:tab/><text:tab/>pedido.setDescricao(descricao);</text:p>
      <text:p text:style-name="P164"/>
      <text:p text:style-name="P164"><text:tab/><text:tab/>return pedido;</text:p>
      <text:p text:style-name="P164"><text:tab/>}</text:p>
      <text:p text:style-name="P164"/>
      <text:p text:style-name="P164">}</text:p>
      <text:p text:style-name="P164">================================================================================</text:p>
      <text:p text:style-name="P166">@Controller</text:p>
      <text:p text:style-name="P166">@RequestMapping("pedido")</text:p>
      <text:p text:style-name="P166">public class PedidoController {</text:p>
      <text:p text:style-name="P166"><text:tab/></text:p>
      <text:p text:style-name="P166"><text:tab/>@Autowired</text:p>
      <text:p text:style-name="P166"><text:tab/>private PedidoRepository pedidoRepository;</text:p>
      <text:p text:style-name="P166"/>
      <text:p text:style-name="P166"><text:tab/>@GetMapping("formulario")</text:p>
      <text:p text:style-name="P166"><text:tab/>public String formulario() {</text:p>
      <text:p text:style-name="P166"><text:tab/><text:tab/>return "pedido/formulario";</text:p>
      <text:p text:style-name="P166"><text:tab/>}</text:p>
      <text:p text:style-name="P166"><text:tab/></text:p>
      <text:p text:style-name="P166"><text:tab/>@PostMapping("novo")</text:p>
      <text:p text:style-name="P166"><text:tab/>public String novo(RequisicaoNovoPedido requisicao) {</text:p>
      <text:p text:style-name="P166"><text:tab/><text:tab/>Pedido pedido = requisicao.toPedido();</text:p>
      <text:p text:style-name="P166"><text:tab/><text:tab/>pedidoRepository.save(pedido);</text:p>
      <text:p text:style-name="P166"><text:tab/><text:tab/>return "pedido/formulario";</text:p>
      <text:p text:style-name="P166"><text:tab/>}</text:p>
      <text:p text:style-name="P166"/>
      <text:p text:style-name="P166">}</text:p>
      <text:p text:style-name="P164">================================================================================</text:p>
      <text:p text:style-name="P164"/>
      <text:p text:style-name="P95">================</text:p>
      <text:p text:style-name="P95">Validação do Pedido</text:p>
      <text:p text:style-name="P95">================</text:p>
      <text:p text:style-name="P95"/>
      <text:p text:style-name="P100">Nesse momento, conseguimos receber as informações preenchidas pelo usuário, criar um pedido e salvar no banco de dados, contudo, se o usuário não preencher nada, será salvo um pedido vazio, <text:span text:style-name="T90">por isso, precisamos obrigar o usuário a preencher ao menos o campo do Produto, Url do produto e imagem.</text:span></text:p>
      <text:p text:style-name="P101"><text:soft-page-break/>Antes, porém, estilizaremos a página do formulário através do Bootstrap, em Content/Forms, em todas as &lt;div&gt; do &lt;input&gt; <text:span text:style-name="T92">e &lt;textarea&gt;</text:span>, colocaremos a class=“form-group”, class="form-control" <text:span text:style-name="T92">dentro de </text:span>&lt;input&gt; <text:span text:style-name="T92">e &lt;textarea&gt;.</text:span></text:p>
      <text:p text:style-name="P102">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03">E para finalizar, estilizaremos o botão Cadastrar com a class="btn btn-primary", para que ele fique na cor azul.</text:p>
      <text:p text:style-name="P104">Para validação dos campos (&lt;input&gt;), com obrigatoriedade do preenchimento dos dados relacionados aos atributos, o JAVA <text:span text:style-name="T93">já </text:span>tem implementado essas validações, que poder ser utilizadas diretamente aos atributos, utilizando anotações, no nosso caso, @NotBlank (bean validation), onde será gerado um erro de validação caso tal campo seja nulo ou um espaço vazio.</text:p>
      <text:p text:style-name="P104"/>
      <text:p text:style-name="P167">================================================================================</text:p>
      <text:p text:style-name="P167"><text:tab/>@NotBlank</text:p>
      <text:p text:style-name="P167"><text:tab/>public String nomeProduto;</text:p>
      <text:p text:style-name="P167"><text:tab/>@NotBlank</text:p>
      <text:p text:style-name="P167"><text:tab/>public String urlProduto;</text:p>
      <text:p text:style-name="P167"><text:tab/>@NotBlank</text:p>
      <text:p text:style-name="P167"><text:tab/>public String urlImagem;</text:p>
      <text:p text:style-name="P167"><text:tab/>public String descricao;</text:p>
      <text:p text:style-name="P167">================================================================================</text:p>
      <text:p text:style-name="P104"/>
      <text:p text:style-name="P105">Somente anotando com @NotBlank ainda não é suficiente para que o Spring faça essas validações. Para isso, existe uma <text:span text:style-name="T94">anotação de </text:span>validação que pode ser aplicada chamada @Valid, que <text:s/>basicamente integra o Spring ao pedido de execução de validação. Essa anotação deve ser inserida no método public String novo, <text:span text:style-name="T95">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04"/>
      <text:p text:style-name="P168">================================================================================</text:p>
      <text:p text:style-name="P190">@PostMapping("novo")</text:p>
      <text:p text:style-name="P190">public String novo(@Valid RequisicaoNovoPedido requisicao, BindingResult result) {</text:p>
      <text:p text:style-name="P190"><text:tab/>if(result.hasErrors()) {</text:p>
      <text:p text:style-name="P190"><text:tab/><text:tab/>return "pedido/formulario";</text:p>
      <text:p text:style-name="P190"><text:tab/>}<text:line-break/><text:span text:style-name="T96">(</text:span>…<text:span text:style-name="T96">)</text:span><text:line-break/><text:span text:style-name="T96">}</text:span></text:p>
      <text:p text:style-name="P168">================================================================================</text:p>
      <text:p text:style-name="P104"/>
      <text:p text:style-name="P106">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07">Para isso, vamos associar o &lt;form&gt; a um objeto do tipo <text:span text:style-name="T97">th:object=“</text:span><text:span text:style-name="T98">${</text:span><text:span text:style-name="T97">r</text:span>equisicaoNovoPedido<text:span text:style-name="T98">}</text:span>” <text:s/><text:span text:style-name="T98">para que ele acesse o atributo do request</text:span> <text:span text:style-name="T97">(mesmo nome da classe, porém escrito como uma variável, e isso basta para ser reconhecido)</text:span>. <text:span text:style-name="T98">Será também associado o &lt;input&gt; a um campo daquele objeto, utilizando th:field=“*{</text:span><text:span text:style-name="T99">atributo</text:span><text:span text:style-name="T100">NameInput</text:span><text:span text:style-name="T98">}”, onde essa sintaxe com * nos permite que o &lt;input&gt; acesse o atributo do objeto </text:span><text:span text:style-name="T97">r</text:span>equisicaoNovoPedido <text:span text:style-name="T100">pelo atributo da classe RequisicaoNovoPedido, contido no name do &lt;input&gt; </text:span><text:span text:style-name="T109">e &lt;textarea&gt;</text:span><text:span text:style-name="T100">, como nomeProduto, por exemplo.</text:span></text:p>
      <text:p text:style-name="P108">Ao passarmos o atributo nomeProduto como parâmetro para o th:field, esse atributo é automaticamente criado para name e id e vai gerenciar o value <text:span text:style-name="T103">atribuindo o valor preenchido</text:span>, logo, não mais necessário preencher o name=“”. <text:span text:style-name="T102">Isso deve ser feito em todos os &lt;input&gt; </text:span><text:span text:style-name="T109">e &lt;textarea&gt;</text:span><text:span text:style-name="T102">.</text:span></text:p>
      <text:p text:style-name="P108"><text:soft-page-break/><text:span text:style-name="T101">Essas</text:span> propriedades permitem que o Thymeleaf passe a gerenciar <text:span text:style-name="T101">o value desse atributo automaticamente </text:span><text:span text:style-name="T104">(é possível visualizar ao inspecionar o elemento)</text:span>, então, caso o usuário tenha preenchido o valor de forma errada e submetido o formulário, o valor voltará a aparecer. </text:p>
      <text:p text:style-name="P109">De forma resumida, o processo funciona da seguinte forma: É feita uma requisição pelo usuário, que <text:span text:style-name="T105">vai bater</text:span> no “novo” (@PostMapping("novo")), <text:span text:style-name="T105">ao </text:span>valid<text:span text:style-name="T105">ar</text:span> e identific<text:span text:style-name="T105">ar o</text:span> erro (public String novo(@Valid RequisicaoNovoPedido requisicao, BindingResult result), volt<text:span text:style-name="T105">ará</text:span> a aparecer ao usuário (return "pedido/formulario"), porém, ao voltar para o usuário, <text:span text:style-name="T105">é </text:span>carrega<text:span text:style-name="T105">do com ele</text:span> o que foi preenchido anteriormente <text:span text:style-name="T105">através da</text:span> variável <text:s/>“requisicao”.</text:p>
      <text:p text:style-name="P109"/>
      <text:p text:style-name="P96">===============</text:p>
      <text:p text:style-name="P96">Mensagens de Erro</text:p>
      <text:p text:style-name="P96">===============</text:p>
      <text:p text:style-name="P96"/>
      <text:p text:style-name="P110">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11">Esse erro se dá porque não está sendo possível acessar requisicaoNovoPedido como atributo do <text:s/>request, <text:span text:style-name="T106">porque está sendo acessado </text:span><text:span text:style-name="T107">a </text:span><text:span text:style-name="T106">action “formulario”, </text:span><text:span text:style-name="T107">d</text:span><text:span text:style-name="T106">entro da classe PedidoController.<text:line-break/></text:span><text:span text:style-name="T107">N</text:span><text:span text:style-name="T106">a action “novo”, o Spring automaticamente vai criar uma requisição de novo pedido, e o Thymeleaf vai utilizar </text:span><text:span text:style-name="T107">essa requisição de novo pedido </text:span><text:span text:style-name="T106">na hora de renderizar a página formulario.html, porque ele associa o formulario ao objeto requisicaoNovoPedido.</text:span></text:p>
      <text:p text:style-name="P111"><text:span text:style-name="T108">Contudo, </text:span><text:span text:style-name="T106">quando o usuário tenta abrir o formulario, </text:span><text:span text:style-name="T107">ele</text:span><text:span text:style-name="T106"> não tem uma requis</text:span><text:span text:style-name="T108">icaoNovoPedido</text:span><text:span text:style-name="T106">, logo, para consertar esse erro, é só adicionar em public String formulario(RequisicaoNovoPedido requisicao), e com isso, </text:span><text:span text:style-name="T108">o erro é solucionado e </text:span><text:span text:style-name="T106">passa a ser disponibilizado uma requisi</text:span><text:span text:style-name="T108">çã</text:span><text:span text:style-name="T106">o de novo pedido para </text:span><text:span text:style-name="T107">a tela</text:span><text:span text:style-name="T106">.</text:span></text:p>
      <text:p text:style-name="P112"><text:span text:style-name="T109">Ainda falta</text:span> apresentar mensagens de erro para que o usuário tenha ci<text:span text:style-name="T109">ê</text:span>ncia do que ele precisa terminar de preencher.</text:p>
      <text:p text:style-name="P113">Existe um padrão de nomenclatura para essas mensagens de erro que aparecem para o usuário. <text:span text:style-name="T114">Ou seja,</text:span><text:span text:style-name="T110"> quando ele valida o nome do produto, ele gera um erro com o nome de “NotBlank.requisicaoNovoPedido.nomePoduto=</text:span><text:span text:style-name="T113">não deve estar em branco” </text:span><text:span text:style-name="T116">(mensagem default)</text:span><text:span text:style-name="T110">, e para acessar esses erros que estão sendo gerados para apresentar essas mensagens para o usuário, existe um atributo do Thymeleaf que chama th:errors</text:span><text:span text:style-name="T114">=“*{nomeVariavel}”</text:span><text:span text:style-name="T110">, onde podemos associar a uma nova &lt;div&gt; </text:span><text:span text:style-name="T113">e </text:span><text:span text:style-name="T110">com isso, </text:span><text:span text:style-name="T112">estamos </text:span><text:span text:style-name="T110">solicita</text:span><text:span text:style-name="T112">ndo</text:span><text:span text:style-name="T110"> para que seja apresentado todos os erros associados a variável dentro do &lt;input&gt;, com a sintaxe específica para acessar o campo ao qual </text:span><text:span text:style-name="T111">será extraído os erros</text:span><text:span text:style-name="T110">.</text:span></text:p>
      <text:p text:style-name="P113"/>
      <text:p text:style-name="P169">================================================================================</text:p>
      <text:p text:style-name="P193">&lt;input th:field="*{nomeProduto}" class="form-control" placeholder="nome do prodruto"/&gt;</text:p>
      <text:p text:style-name="P193">&lt;small&gt;Informe qual o nome do produto.&lt;/small&gt;<text:line-break/>&lt;div th:errors="*{nomeProduto}"&gt;</text:p>
      <text:p text:style-name="P192"><text:tab/>Erros do nome do produto</text:p>
      <text:p text:style-name="P193">&lt;/div&gt;</text:p>
      <text:p text:style-name="P169">================================================================================</text:p>
      <text:p text:style-name="P171"/>
      <text:p text:style-name="P114">Com o Bootstrap podemos <text:span text:style-name="T116">encontrar</text:span> estilos <text:span text:style-name="T116">para serem aplicados </text:span>para essas mensagens de erro, em Components/Forms. <text:span text:style-name="T115">Para isso, </text:span><text:span text:style-name="T116">antes,</text:span><text:span text:style-name="T115"> teremos que inserir nos &lt;input&gt;, </text:span><text:span text:style-name="T116">a propriedade do Thymeleaf</text:span><text:span text:style-name="T115"> th:errorclass=“is-invalid”, </text:span><text:span text:style-name="T116">para que se caso tenha algum erro, ele adicione a classe “is-invalid”</text:span><text:span text:style-name="T115"> e na &lt;div&gt; do th:errors, colocaremos a class=“invalid-feedback”. </text:span><text:span text:style-name="T116">Com isso, os campos não preenchidos serão marcados em vermelho, com a mensagem default “não pode estar em branco”, em vermelho.</text:span></text:p>
      <text:p text:style-name="P115">É possível alterar as mensagens de erro no próprio atributo, por exemplo: @NotBlank(message). Mas uma forma organizada e de fácil manipulação é trabalhar em arquivo. </text:p>
      <text:p text:style-name="P115">Em src/main/ressources, será criado um file, com o nome de messages.properties <text:span text:style-name="T117">(nas properties desse arquivo, deve ser selecionado text file encoding como UTF-8)</text:span>, e no próprio file podemos definir a mensagem de erro:</text:p>
      <text:p text:style-name="P115"/>
      <text:p text:style-name="P115"><text:soft-page-break/></text:p>
      <text:p text:style-name="P170">================================================================================</text:p>
      <text:p text:style-name="P191">NotBlank.requisicaoNovoPedido.nomeProduto=O campo nome do produto é obrigatório</text:p>
      <text:p text:style-name="P170">================================================================================</text:p>
      <text:p text:style-name="P115"/>
      <text:p text:style-name="P97">==============</text:p>
      <text:p text:style-name="P97">Finalizando o topo</text:p>
      <text:p text:style-name="P97">==============</text:p>
      <text:p text:style-name="P116"/>
      <text:p text:style-name="P116">Finalizaremos o layout da página principal “home”, no topo com a logomarca e o botão de login e logout.</text:p>
      <text:p text:style-name="P117">Diferentemente do que foi feito até agora, onde tudo está dentro de um “container”, <text:span text:style-name="T118">onde</text:span> sua largura <text:span text:style-name="T118">está sendo </text:span>delimitada, o topo se expande por toda a tela, e por isso, <text:span text:style-name="T118">no &lt;body&gt; </text:span>será criada <text:span text:style-name="T118">fora da &lt;div class=“container”&gt;, </text:span>uma <text:span text:style-name="T118">nova </text:span>&lt;div class=“logo-container”&gt;...&lt;/div&gt;. </text:p>
      <text:p text:style-name="P117"><text:span text:style-name="T118">O topo tem uma cor de background </text:span><text:span text:style-name="T120">azul</text:span><text:span text:style-name="T118"> </text:span><text:span text:style-name="T120">e cor da fonte branca, </text:span><text:span text:style-name="T119">que ser</text:span><text:span text:style-name="T120">ão</text:span><text:span text:style-name="T119"> definida</text:span><text:span text:style-name="T120">s dentro do </text:span><text:span text:style-name="T118"><text:s/>&lt;head&gt;, </text:span><text:span text:style-name="T120">onde </text:span><text:span text:style-name="T118">será criado um &lt;style&gt;, </text:span><text:span text:style-name="T119">ou seja,</text:span><text:span text:style-name="T118"> um espaço para aplicarmos o CSS na classe .</text:span><text:span text:style-name="T119">logo-container{background-color:#47bcff; color: #FFF;}</text:span><text:span text:style-name="T118">.</text:span></text:p>
      <text:p text:style-name="P118">Ao atualizar essas informações no &lt;style&gt;, o logo-container da &lt;div&gt; criada para a estar colorida. Colocaremos um conteúdo de texto dentro do background, com os nomes de “Mudi” e “login”, através de dois &lt;span&gt;, dentro da &lt;div&gt; do logo-container, <text:span text:style-name="T120">e já definiremos o margin bottom e o padding (espaçamento interno) em 3.</text:span></text:p>
      <text:p text:style-name="P119">Para finalizar, ajustaremos o tamanho e o estilo da fonte. No Google Font API, importaremos a font “handlee” através do &lt;link href="https://fonts.googleapis.com/css2?family=Handlee&amp;display=swap" rel="stylesheet"&gt;, que será inserida abaixo do Bootstrap. Para utilizar essa fonte, a colocaremos especificamente na logo, através da class=“logo”, e no CSS, aplicaremos o estilo e o tamanho da fonte: .logo{font-family: 'Handlee', cursive; font-size: 2.5rem}, onde o parâmetro rem significa que, comparado com o tamanho padrão da fonte do site, será 2.5 maior. <text:span text:style-name="T121">Posicionaremos o texto “login” criando uma class: “mt-3”, no próprio conteúdo.</text:span></text:p>
      <text:p text:style-name="P120">Outro ajuste que deve ser feito é no card dos pedidos que estão sendo criados e adicionados em sequência, sem margem de distância, e para que eles não fiquem colados, definiremos um mb-3 no card dos pedidos: &lt;div class="card mb-3" th:each="pedido : ${pedidos}"&gt;.</text:p>
      <text:p text:style-name="P121"/>
      <text:p text:style-name="P121"/>
      <text:p text:style-name="P98">==============</text:p>
      <text:p text:style-name="P98">Criando o template</text:p>
      <text:p text:style-name="P98">==============</text:p>
      <text:p text:style-name="P121"/>
      <text:p text:style-name="P121">As páginas “home” e “formulario” tem coisas em comum, como o topo <text:span text:style-name="T131">e o logo e o conteúdo dos meus pedidos</text:span>, por exemplo. Uma das maneiras de deixá-las com a mesma configuração é copi<text:span text:style-name="T130">ar</text:span> ess<text:span text:style-name="T130">e</text:span>s <text:span text:style-name="T130">conteúdos e </text:span>configurações estilizadas e colar, no entanto, <text:span text:style-name="T130">reescrever códigos</text:span> não é uma boa prática, <text:span text:style-name="T130">além de dificultar a manutenção devido às atualizações/alterações que dessa forma se dará em várias páginas,</text:span> e por isso, trabalharemos com “<text:span text:style-name="T122">templates”, </text:span><text:span text:style-name="T123">onde conseguimos isolar os conteúdos que se repetem em um determinado arquivo e importamos para as demais páginas desejadas. Assim, isolaremos o &lt;head&gt; </text:span><text:span text:style-name="T126">(que no caso é o conteúdo que se repetirá)</text:span><text:span text:style-name="T123"> em um arquivo base, e importaremos para as demais páginas.</text:span></text:p>
      <text:p text:style-name="P122"><text:span text:style-name="T123">E</text:span><text:span text:style-name="T122">m src/main/resources/templates, criaremos um file com o nome “base.html” </text:span><text:span text:style-name="T126">com a configuração UTF-8 em “properties”,</text:span><text:span text:style-name="T122"> e colocaremos todo o conteúdo que vai se replicar nas demais páginas, que no caso, é o &lt;head&gt;...&lt;/head&gt;.</text:span></text:p>
      <text:p text:style-name="P123"><text:span text:style-name="T122">Posteriormente importaremos esse arquivo nas páginas “home” e “formulario”. Para isso, no &lt;head&gt; de “</text:span><text:span text:style-name="T124">base”</text:span><text:span text:style-name="T122">, </text:span><text:span text:style-name="T124">precisaremos dar um nome, logo, </text:span><text:span text:style-name="T122">utilizaremos </text:span><text:span text:style-name="T124">a propriedade do Thymeleaf th:fragment com o nome de “head” </text:span><text:span text:style-name="T126">(</text:span><text:span text:style-name="T124">&lt;head th:fragment=“head”&gt;…&lt;/head&gt;</text:span><text:span text:style-name="T126">)</text:span><text:span text:style-name="T124">. Com isso, já conseguimos importar o “head” do arquivo/página “base.html” atravé</text:span><text:span text:style-name="T126">s</text:span><text:span text:style-name="T124"> da propriedade do Thymeleaf th:replace, com a sintaxe específica para acessar um fragmento de uma outra página, ~{base :: head}, com o nome da página e o fragmento</text:span><text:span text:style-name="T126">(</text:span><text:span text:style-name="T124">&lt;</text:span><text:span text:style-name="T125">head th:replace=“~{base :: head}”&lt;head/&gt;</text:span><text:span text:style-name="T126">)</text:span><text:span text:style-name="T125">.</text:span></text:p>
      <text:p text:style-name="P124"><text:soft-page-break/><text:span text:style-name="T125">O</text:span><text:span text:style-name="T122">utro conteúdo que se repete é o Jumbotron, porém os títulos são diferentes “Meus Pedidos” e “Novo Pedido”, então, quando formos reutilizar, teremos que passar o título/texto correspondente ao Jumbotron daquela página. </text:span></text:p>
      <text:p text:style-name="P124"><text:span text:style-name="T127">Para isso, colocaremos a &lt;div class="jumbotron mb-0"&gt;...&lt;div/&gt; dentro de “base.html”, com o nome do fragmento “titulo”, que recebe um parâmetro “(valor)”. O conteúdo dentro de &lt;h1&gt;&lt;h1/&gt; referente ao título do Jumbotron que trouxemos da view será descartado (</text:span><text:span text:style-name="T122">“Meus Pedidos” e “Novo Pedido”</text:span><text:span text:style-name="T127">), e vamos imprimir o que virá por parâmetro, extraindo o valor da variável valor com a propriedade do Thymeleaf th:text=“${valor}.</text:span></text:p>
      <text:p text:style-name="P134"/>
      <text:p text:style-name="P172"><text:span text:style-name="T125">=</text:span><text:span text:style-name="T122">==========================================================</text:span></text:p>
      <text:p text:style-name="P179">&lt;div th:fragment="titulo(valor)" class="jumbotron mb-0"&gt;</text:p>
      <text:p text:style-name="P179"><text:tab/>&lt;h1 th:text="${valor}" class="display-4"&gt;&lt;/h1&gt;</text:p>
      <text:p text:style-name="P179">&lt;/div&gt;</text:p>
      <text:p text:style-name="P179">===========================================================</text:p>
      <text:p text:style-name="P134"/>
      <text:p text:style-name="P125"><text:span text:style-name="T125">E </text:span><text:span text:style-name="T122">na view, importaremos o fragmento </text:span><text:span text:style-name="T128">de “base :: titulo”</text:span><text:span text:style-name="T122"> passando como parâmetro </text:span><text:span text:style-name="T128">o valor que deseja ser impresso com ‘’ (aspas simples).</text:span></text:p>
      <text:p text:style-name="P113"/>
      <text:p text:style-name="P172"><text:span text:style-name="T125">=</text:span><text:span text:style-name="T122">==========================================================</text:span></text:p>
      <text:p text:style-name="P181">home.html</text:p>
      <text:p text:style-name="P179">&lt;div th:replace="~{base :: titulo('Meus Pedidos')}" &gt;&lt;/div&gt;</text:p>
      <text:p text:style-name="P180"/>
      <text:p text:style-name="P181">formulario.html</text:p>
      <text:p text:style-name="P173"><text:span text:style-name="T122">&lt;div th:replace="~{base :: titulo('</text:span><text:span text:style-name="T129">Novo</text:span><text:span text:style-name="T122"> Pedido')}" &gt;&lt;/div&gt;</text:span></text:p>
      <text:p text:style-name="P179">===========================================================</text:p>
      <text:p text:style-name="P113"/>
      <text:p text:style-name="P113"><text:span text:style-name="T132">V</text:span>imos <text:span text:style-name="T132">que </text:span>o <text:span text:style-name="T39">th:replace </text:span>substitui a tag que foi utilizada:</text:p>
      <text:p text:style-name="P113"/>
      <text:p text:style-name="P174"><text:span text:style-name="T125">=</text:span><text:span text:style-name="T122">=========================================================</text:span></text:p>
      <text:p text:style-name="P171">&lt;div th:replace="~{base :: titulo('Meus Pedidos')}"&gt;&lt;/div&gt;</text:p>
      <text:p text:style-name="P174"><text:span text:style-name="T125">=</text:span><text:span text:style-name="T122">=========================================================</text:span></text:p>
      <text:p text:style-name="P113"/>
      <text:p text:style-name="P113">Existe um atributo "irmão" bem parecido, o <text:span text:style-name="T39">th:insert</text:span>. Veja o exemplo:</text:p>
      <text:p text:style-name="P113"/>
      <text:p text:style-name="P174"><text:span text:style-name="T125">=</text:span><text:span text:style-name="T122">========================================================</text:span></text:p>
      <text:p text:style-name="P171">&lt;div th:insert="~{base :: titulo('Meus Pedidos')}"&gt;&lt;/div&gt;</text:p>
      <text:p text:style-name="P174"><text:span text:style-name="T125">=</text:span><text:span text:style-name="T122">========================================================</text:span></text:p>
      <text:p text:style-name="P113"/>
      <text:p text:style-name="P113">A aplicação é idêntica, com a diferença que o th:insert não substitui a div original e sim joga todo o conteúdo dentro dela.</text:p>
      <text:p text:style-name="P113"/>
      <text:p text:style-name="P99">==============</text:p>
      <text:p text:style-name="P99">Modelando o status</text:p>
      <text:p text:style-name="P99">==============</text:p>
      <text:p text:style-name="P126"/>
      <text:p text:style-name="P126">Implementaremos o status do pedido. No menu temos os links “Aguardando”, “Aprovado” e “Entregue” para cada status do pedido e <text:span text:style-name="T138">mais </text:span>o link “Todos” para todos os status.</text:p>
      <text:p text:style-name="P126">Quando um pedido é feito, automaticamente ele deve ser salvo no status “Aguardando”, os compradores visualizarão os produtos que estão com esse status e farão ofertas com um determinado valor e data de entrega, quando essa oferta é aceita, ela entra no status “Aprovado”, quando esse pedido for entregue, o usuário vai marcar como recebido e ele vai para o status de “Entregue”. </text:p>
      <text:p text:style-name="P126">Essa distinção de status deve ser feita porque visualmente tem uma classificação de coloração que é feita no header do card que envolve o pedido.</text:p>
      <text:p text:style-name="P127">Assim, <text:span text:style-name="T133">criaremos</text:span> o atributo status na classe Pedido <text:span text:style-name="T142">já com os getters e setters</text:span>, <text:span text:style-name="T133">com a anotação @Enumerated(EnumType.STRING) *(é importante salvar após definir essa anotação, senão o servidor irá reiniciar e criar coluna com a formatação errada)</text:span>, que representará o status contido no <text:soft-page-break/><text:span text:style-name="T39">enum</text:span> que também será criado com o nome de StatusPedido, <text:span text:style-name="T133">no package model, com os status AGUARDANDO, APROVADO, ENTREGUE;</text:span></text:p>
      <text:p text:style-name="P128">Ao salvar, a aplicação será reiniciada e a coluna<text:span text:style-name="T39"> </text:span><text:span text:style-name="T40">status</text:span><text:span text:style-name="T39"> </text:span><text:span text:style-name="T40">do </text:span><text:span text:style-name="T135">tipo VARCHAR </text:span>será criada no banco de dados, <text:span text:style-name="T134">na tabela do pedido.</text:span></text:p>
      <text:p text:style-name="P129">Quando o pedido é criado, ele automaticamente fica no status de Aguardando, então, na coluna status do pedido que já temos <text:span text:style-name="T139">no banco de dados</text:span>, vamos inserir AGUARDANDO. Ao atualizar a home não vai mudar nada <text:span text:style-name="T140">porque não categorizamos ainda os pedidos de acordo com o status do pedido</text:span>, porém já está funcionando, ou seja, está conseguindo consultar no banco de dados onde agora tem esse valor do status.</text:p>
      <text:p text:style-name="P129">Em home.html, categorizaremos os pedidos de acordo com seu status. <text:span text:style-name="T136">Para isso, no “</text:span><text:span text:style-name="T137">card-</text:span><text:span text:style-name="T136">header’, onde tem o nome do produto, através do Bootstrap, Components/Alerts, utilizaremos as configurações de coloração e as definiremos de acordo com o status, </text:span><text:span text:style-name="T137">com a classe específica: "alert-warning" </text:span><text:span text:style-name="T139">para Aguardando, alert-success </text:span><text:span text:style-name="T142">para Aprovado e alert-dark para Entregue</text:span><text:span text:style-name="T137">.</text:span></text:p>
      <text:p text:style-name="P198"/>
      <text:p text:style-name="P130">Para que a<text:span text:style-name="T136">s configurações de coloração </text:span>sejam aplicadas/<text:span text:style-name="T136">defini</text:span>das<text:span text:style-name="T136"> de acordo com o status, </text:span>existe uma tag do Thymeleaf <text:span text:style-name="T142">chamada</text:span> th:block, que serve apenas para executar um comando, e executaremos o th:switch=“”, <text:span text:style-name="T140">de acordo com o status: &lt;th:block th:switch="${pedido.status.name()}"&gt;. O name de um enum, é o valor do enum em String.</text:span></text:p>
      <text:p text:style-name="P131">Na &lt;div&gt; dentro do th:switch, vamos utilizar o th:case=“ ‘AGUARDANDO’ ”, ou seja, passando a seguinte mensagem para o navegador: Apresente essa linha com warning caso o staus do pedido seja AGUARDANDO. <text:span text:style-name="T141">Utilizaremos a mesma configuração para os demais pedidos, alterando o status e a coloração.</text:span></text:p>
      <text:p text:style-name="P131"/>
      <text:p text:style-name="P177">================================================================================</text:p>
      <text:p text:style-name="P175">&lt;th:block th:switch="${pedido.status.name()}"&gt;</text:p>
      <text:p text:style-name="P175"><text:tab/>&lt;div th:case="'AGUARDANDO'" class="card-header alert-warning" th:text="${pedido.nomeProduto}"&gt;Nome do Produto&lt;/div&gt;</text:p>
      <text:p text:style-name="P175"><text:tab/>&lt;div th:case="'APROVADO'" class="card-header alert-success" th:text="${pedido.nomeProduto}"&gt;Nome do Produto&lt;/div&gt;</text:p>
      <text:p text:style-name="P175"><text:tab/>&lt;div th:case="'ENTREGUE'" class="card-header alert-dark" th:text="${pedido.nomeProduto}"&gt;Nome do Produto&lt;/div&gt;</text:p>
      <text:p text:style-name="P177">================================================================================</text:p>
      <text:p text:style-name="P177"/>
      <text:p text:style-name="P132">Faremos uma melhoria na página do cadastro de pedidos, onde, ao salvar o produto, ao invés de ir para pedido/novo, retornaremos para a home, com os pedidos listados, <text:span text:style-name="T143">porque a real intenção de voltar para o formulário, é quando tem erros</text:span>.</text:p>
      <text:p text:style-name="P132"><text:span text:style-name="T143">Então, n</text:span>o PedidoController, <text:span text:style-name="T143">passaremos a informação de que ao salvar o pedido, seja redirecionado para outra url, para isso, utilizaremos a String redirect:</text:span></text:p>
      <text:p text:style-name="P132"/>
      <text:p text:style-name="P195">================================================================================<text:span text:style-name="T143">=========</text:span></text:p>
      <text:p text:style-name="P194">@PostMapping("novo")</text:p>
      <text:p text:style-name="P194">public String novo(@Valid RequisicaoNovoPedido requisicao, BindingResult result) {</text:p>
      <text:p text:style-name="P194"><text:tab/>if(result.hasErrors()) {</text:p>
      <text:p text:style-name="P194"><text:tab/><text:tab/>return "pedido/formulario";</text:p>
      <text:p text:style-name="P194"><text:tab/>}</text:p>
      <text:p text:style-name="P194"><text:tab/><text:tab/></text:p>
      <text:p text:style-name="P194"><text:tab/>Pedido pedido = requisicao.toPedido();</text:p>
      <text:p text:style-name="P194"><text:tab/>pedidoRepository.save(pedido);</text:p>
      <text:p text:style-name="P194"><text:tab/>return "redirect:/home";</text:p>
      <text:p text:style-name="P194">}</text:p>
      <text:p text:style-name="P195">================================================================================<text:span text:style-name="T143">=========</text:span></text:p>
      <text:p text:style-name="P195"/>
      <text:p text:style-name="P133"/>
      <text:p text:style-name="P133"/>
      <text:p text:style-name="P133"/>
      <text:p text:style-name="P133"/>
      <text:p text:style-name="P133"/>
      <text:p text:style-name="P133"/>
      <text:p text:style-name="P133"><text:soft-page-break/>Quando convertemos uma requisição de novo pedido para pedido, o status do pedido deve ser setado. Então, na classe RequisicaoNovoPedido setaremos o status da seguinte forma:</text:p>
      <text:p text:style-name="P178"/>
      <text:p text:style-name="P178">================================================================================</text:p>
      <text:p text:style-name="P176"><text:tab/>public Pedido toPedido() {</text:p>
      <text:p text:style-name="P176"/>
      <text:p text:style-name="P176"><text:tab/><text:tab/>Pedido pedido = new Pedido();</text:p>
      <text:p text:style-name="P176"/>
      <text:p text:style-name="P176"><text:tab/><text:tab/>pedido.setNomeProduto(nomeProduto);</text:p>
      <text:p text:style-name="P176"><text:tab/><text:tab/>pedido.setUrlProduto(urlProduto);</text:p>
      <text:p text:style-name="P176"><text:tab/><text:tab/>pedido.setUrlImagem(urlImagem);</text:p>
      <text:p text:style-name="P176"><text:tab/><text:tab/>pedido.setDescricao(descricao);</text:p>
      <text:p text:style-name="P176"><text:tab/><text:tab/>pedido.setStatus(StatusPedido.AGUARDANDO);</text:p>
      <text:p text:style-name="P176"/>
      <text:p text:style-name="P176"><text:tab/><text:tab/>return pedido;</text:p>
      <text:p text:style-name="P176"><text:tab/>}</text:p>
      <text:p text:style-name="P178">===============================================================================<text:span text:style-name="T14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2-26T17:00:00Z</meta:creation-date>
    <dc:date>2021-03-16T17:55:07.970000000</dc:date>
    <meta:editing-cycles>138</meta:editing-cycles>
    <meta:editing-duration>P1DT1M53S</meta:editing-duration>
    <meta:document-statistic meta:table-count="0" meta:image-count="0" meta:object-count="0" meta:page-count="26" meta:paragraph-count="850" meta:word-count="8413" meta:character-count="66314" meta:non-whitespace-character-count="57835"/>
    <meta:template xlink:type="simple" xlink:actuate="onRequest" xlink:title="" xlink:href="Normal"/>
  </office:meta>
</office:document-meta>
</file>